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Text_20_body">
      <style:text-properties officeooo:rsid="02628f3c" officeooo:paragraph-rsid="02628f3c"/>
    </style:style>
    <style:style style:name="P260" style:family="paragraph" style:parent-style-name="Code">
      <style:text-properties officeooo:paragraph-rsid="01776f98"/>
    </style:style>
    <style:style style:name="P261" style:family="paragraph" style:parent-style-name="Code">
      <style:text-properties fo:background-color="transparent"/>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Heading_20_1">
      <style:text-properties officeooo:rsid="0259a75d" officeooo:paragraph-rsid="0259a75d"/>
    </style:style>
    <style:style style:name="P267" style:family="paragraph" style:parent-style-name="Heading_20_1">
      <style:text-properties officeooo:rsid="025641ec" officeooo:paragraph-rsid="025641ec"/>
    </style:style>
    <style:style style:name="P268" style:family="paragraph" style:parent-style-name="Heading_20_1">
      <style:text-properties officeooo:rsid="02475a5f" officeooo:paragraph-rsid="02475a5f"/>
    </style:style>
    <style:style style:name="P269" style:family="paragraph" style:parent-style-name="Heading_20_1">
      <style:text-properties officeooo:rsid="02421307" officeooo:paragraph-rsid="02421307"/>
    </style:style>
    <style:style style:name="P270" style:family="paragraph" style:parent-style-name="Heading_20_1">
      <style:text-properties officeooo:rsid="023f6ed0" officeooo:paragraph-rsid="023f6ed0"/>
    </style:style>
    <style:style style:name="P271" style:family="paragraph" style:parent-style-name="Heading_20_1">
      <style:text-properties officeooo:rsid="0239c4e6" officeooo:paragraph-rsid="0239c4e6"/>
    </style:style>
    <style:style style:name="P272" style:family="paragraph" style:parent-style-name="Heading_20_1">
      <style:text-properties officeooo:rsid="0216e726" officeooo:paragraph-rsid="0216e726"/>
    </style:style>
    <style:style style:name="P273" style:family="paragraph" style:parent-style-name="Heading_20_1">
      <style:text-properties officeooo:rsid="0211605f" officeooo:paragraph-rsid="0211605f"/>
    </style:style>
    <style:style style:name="P274" style:family="paragraph" style:parent-style-name="Heading_20_1">
      <style:text-properties officeooo:rsid="0209bf0f" officeooo:paragraph-rsid="0209bf0f"/>
    </style:style>
    <style:style style:name="P275" style:family="paragraph" style:parent-style-name="Heading_20_1">
      <style:text-properties officeooo:rsid="01eb4703" officeooo:paragraph-rsid="01eb4703"/>
    </style:style>
    <style:style style:name="P276" style:family="paragraph" style:parent-style-name="Heading_20_1">
      <style:text-properties officeooo:rsid="01de7f16" officeooo:paragraph-rsid="01de7f16"/>
    </style:style>
    <style:style style:name="P277" style:family="paragraph" style:parent-style-name="Heading_20_1">
      <style:text-properties officeooo:rsid="01dac2eb" officeooo:paragraph-rsid="01e05fd8"/>
    </style:style>
    <style:style style:name="P278" style:family="paragraph" style:parent-style-name="Heading_20_1">
      <style:text-properties officeooo:rsid="01cfe44c" officeooo:paragraph-rsid="01cfe44c"/>
    </style:style>
    <style:style style:name="P279" style:family="paragraph" style:parent-style-name="Heading_20_1">
      <style:text-properties officeooo:rsid="01c54b7c" officeooo:paragraph-rsid="01c54b7c"/>
    </style:style>
    <style:style style:name="P280" style:family="paragraph" style:parent-style-name="Heading_20_1">
      <style:text-properties officeooo:rsid="01b85821" officeooo:paragraph-rsid="01b85821"/>
    </style:style>
    <style:style style:name="P281" style:family="paragraph" style:parent-style-name="Heading_20_1">
      <style:text-properties officeooo:rsid="01b44072" officeooo:paragraph-rsid="01b44072"/>
    </style:style>
    <style:style style:name="P282" style:family="paragraph" style:parent-style-name="Heading_20_1">
      <style:text-properties officeooo:rsid="01a7009d" officeooo:paragraph-rsid="01a7009d"/>
    </style:style>
    <style:style style:name="P283" style:family="paragraph" style:parent-style-name="Heading_20_1">
      <style:text-properties officeooo:rsid="019d12ac" officeooo:paragraph-rsid="019d12ac"/>
    </style:style>
    <style:style style:name="P284" style:family="paragraph" style:parent-style-name="Heading_20_1">
      <style:text-properties officeooo:rsid="017fa5dc" officeooo:paragraph-rsid="019fb546"/>
    </style:style>
    <style:style style:name="P285" style:family="paragraph" style:parent-style-name="Heading_20_1">
      <style:text-properties officeooo:rsid="015d630f" officeooo:paragraph-rsid="01940c5f"/>
    </style:style>
    <style:style style:name="P286" style:family="paragraph" style:parent-style-name="Heading_20_1">
      <style:text-properties officeooo:rsid="0144afae" officeooo:paragraph-rsid="0144afae"/>
    </style:style>
    <style:style style:name="P287" style:family="paragraph" style:parent-style-name="Heading_20_1">
      <style:text-properties officeooo:rsid="01136f79" officeooo:paragraph-rsid="01136f79"/>
    </style:style>
    <style:style style:name="P288" style:family="paragraph" style:parent-style-name="Heading_20_1">
      <style:text-properties officeooo:rsid="00d82c07" officeooo:paragraph-rsid="00d82c07"/>
    </style:style>
    <style:style style:name="P289" style:family="paragraph" style:parent-style-name="Heading_20_1">
      <style:text-properties officeooo:rsid="00bb188e" officeooo:paragraph-rsid="00bb188e"/>
    </style:style>
    <style:style style:name="P290" style:family="paragraph" style:parent-style-name="Heading_20_1">
      <style:text-properties officeooo:rsid="007429df" officeooo:paragraph-rsid="007429df"/>
    </style:style>
    <style:style style:name="P291" style:family="paragraph" style:parent-style-name="Heading_20_1">
      <style:text-properties officeooo:rsid="0034ffb8" officeooo:paragraph-rsid="0034ffb8"/>
    </style:style>
    <style:style style:name="P292" style:family="paragraph" style:parent-style-name="Heading_20_1">
      <style:text-properties officeooo:rsid="002ddd9f" officeooo:paragraph-rsid="006c48d6"/>
    </style:style>
    <style:style style:name="P293" style:family="paragraph" style:parent-style-name="Heading_20_1">
      <style:text-properties officeooo:rsid="0022a503" officeooo:paragraph-rsid="0022a503"/>
    </style:style>
    <style:style style:name="P294" style:family="paragraph" style:parent-style-name="Heading_20_1">
      <style:text-properties officeooo:rsid="001d247e" officeooo:paragraph-rsid="00277837"/>
    </style:style>
    <style:style style:name="P295" style:family="paragraph" style:parent-style-name="Standard">
      <style:text-properties officeooo:rsid="027253dc" officeooo:paragraph-rsid="027253dc"/>
    </style:style>
    <style:style style:name="P296" style:family="paragraph" style:parent-style-name="Standard">
      <style:text-properties style:font-name="Liberation Serif" fo:font-size="12pt" fo:font-weight="bold" officeooo:rsid="027253dc" officeooo:paragraph-rsid="027253dc" style:font-size-asian="12pt" style:font-weight-asian="bold" style:font-size-complex="12pt" style:font-weight-complex="bold"/>
    </style:style>
    <style:style style:name="P297" style:family="paragraph" style:parent-style-name="Standard">
      <style:text-properties style:font-name="Liberation Serif" fo:font-size="12pt" style:font-size-asian="12pt" style:font-size-complex="12pt"/>
    </style:style>
    <style:style style:name="P298" style:family="paragraph" style:parent-style-name="Text_20_body" style:list-style-name="L1">
      <style:text-properties officeooo:rsid="01267bc1" officeooo:paragraph-rsid="01267bc1"/>
    </style:style>
    <style:style style:name="P299" style:family="paragraph" style:parent-style-name="Text_20_body" style:list-style-name="L2">
      <style:text-properties officeooo:paragraph-rsid="0084ac1f"/>
    </style:style>
    <style:style style:name="P300" style:family="paragraph" style:parent-style-name="Text_20_body" style:list-style-name="L2">
      <style:text-properties officeooo:rsid="008374c9" officeooo:paragraph-rsid="008374c9"/>
    </style:style>
    <style:style style:name="P301" style:family="paragraph" style:parent-style-name="Text_20_body" style:list-style-name="L2">
      <style:text-properties officeooo:rsid="0086622e" officeooo:paragraph-rsid="0086622e"/>
    </style:style>
    <style:style style:name="P302" style:family="paragraph" style:parent-style-name="Text_20_body" style:list-style-name="L2">
      <style:text-properties officeooo:rsid="0086ebbe" officeooo:paragraph-rsid="0086ebbe"/>
    </style:style>
    <style:style style:name="P303" style:family="paragraph" style:parent-style-name="Text_20_body" style:list-style-name="L3">
      <style:text-properties officeooo:rsid="00886cd4" officeooo:paragraph-rsid="00886cd4"/>
    </style:style>
    <style:style style:name="P304" style:family="paragraph" style:parent-style-name="Text_20_body" style:list-style-name="L3">
      <style:text-properties officeooo:rsid="008baa08" officeooo:paragraph-rsid="008baa08"/>
    </style:style>
    <style:style style:name="P305" style:family="paragraph" style:parent-style-name="Text_20_body" style:list-style-name="L3">
      <style:text-properties officeooo:rsid="00981d50" officeooo:paragraph-rsid="00981d50"/>
    </style:style>
    <style:style style:name="P306" style:family="paragraph" style:parent-style-name="Text_20_body" style:list-style-name="L3">
      <style:text-properties officeooo:rsid="009c6041" officeooo:paragraph-rsid="009c6041"/>
    </style:style>
    <style:style style:name="P307" style:family="paragraph" style:parent-style-name="Text_20_body" style:list-style-name="L3">
      <style:text-properties officeooo:rsid="008f5ccb" officeooo:paragraph-rsid="008f5ccb"/>
    </style:style>
    <style:style style:name="P308" style:family="paragraph" style:parent-style-name="Text_20_body" style:list-style-name="L3">
      <style:text-properties officeooo:rsid="009d1f7b" officeooo:paragraph-rsid="009d1f7b"/>
    </style:style>
    <style:style style:name="P309" style:family="paragraph" style:parent-style-name="Text_20_body" style:list-style-name="L4">
      <style:text-properties officeooo:rsid="002ddd9f" officeooo:paragraph-rsid="002ddd9f"/>
    </style:style>
    <style:style style:name="P310" style:family="paragraph" style:parent-style-name="Text_20_body" style:list-style-name="L4">
      <style:text-properties officeooo:rsid="00311d8b" officeooo:paragraph-rsid="00311d8b"/>
    </style:style>
    <style:style style:name="P311" style:family="paragraph" style:parent-style-name="Text_20_body" style:list-style-name="L4">
      <style:text-properties officeooo:rsid="00327102" officeooo:paragraph-rsid="00327102"/>
    </style:style>
    <style:style style:name="P312" style:family="paragraph" style:parent-style-name="Text_20_body">
      <style:text-properties officeooo:rsid="0265bd5c" officeooo:paragraph-rsid="0265bd5c"/>
    </style:style>
    <style:style style:name="P313" style:family="paragraph" style:parent-style-name="Text_20_body">
      <style:text-properties officeooo:rsid="0267f514" officeooo:paragraph-rsid="0267f514"/>
    </style:style>
    <style:style style:name="P314" style:family="paragraph" style:parent-style-name="Text_20_body">
      <style:text-properties officeooo:rsid="02698f32" officeooo:paragraph-rsid="02698f32"/>
    </style:style>
    <style:style style:name="P31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1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2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style:font-size-asian="9pt" fo:background-color="#ffffff"/>
    </style:style>
    <style:style style:name="T81" style:family="text">
      <style:text-properties fo:color="#000000" loext:opacity="100%" style:font-name="Hack" fo:font-size="9pt" style:font-size-asian="9pt"/>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Hack" fo:font-size="9pt" fo:background-color="transparent" loext:char-shading-value="0" style:font-size-asian="9pt"/>
    </style:style>
    <style:style style:name="T84" style:family="text">
      <style:text-properties fo:color="#000000" loext:opacity="100%" style:font-name="Cascadia Mono" fo:font-size="9.5pt" style:font-size-asian="9.5pt"/>
    </style:style>
    <style:style style:name="T85" style:family="text">
      <style:text-properties fo:color="#000000" loext:opacity="100%" fo:background-color="transparent" loext:char-shading-value="0"/>
    </style:style>
    <style:style style:name="T86" style:family="text">
      <style:text-properties fo:color="#000000" loext:opacity="100%" fo:font-size="9pt" style:font-size-asian="9pt" fo:background-color="#ffffff"/>
    </style:style>
    <style:style style:name="T87" style:family="text">
      <style:text-properties fo:color="#000000" loext:opacity="100%" style:font-name="Liberation Serif" fo:font-size="9pt" style:font-size-asian="9pt" fo:background-color="#ffffff"/>
    </style:style>
    <style:style style:name="T88" style:family="text">
      <style:text-properties fo:color="#000000" loext:opacity="100%" style:font-name="Liberation Serif" fo:font-size="12pt" style:font-size-asian="12pt" style:font-size-complex="12pt" fo:background-color="#ffffff"/>
    </style:style>
    <style:style style:name="T89" style:family="text">
      <style:text-properties fo:color="#000000" loext:opacity="100%" fo:background-color="#ffffff"/>
    </style:style>
    <style:style style:name="T90" style:family="text">
      <style:text-properties officeooo:rsid="00a734bc"/>
    </style:style>
    <style:style style:name="T91" style:family="text">
      <style:text-properties officeooo:rsid="00aa48a5"/>
    </style:style>
    <style:style style:name="T92" style:family="text">
      <style:text-properties officeooo:rsid="00ac44a8"/>
    </style:style>
    <style:style style:name="T93" style:family="text">
      <style:text-properties officeooo:rsid="00acbc61"/>
    </style:style>
    <style:style style:name="T94" style:family="text">
      <style:text-properties officeooo:rsid="00af7ba5"/>
    </style:style>
    <style:style style:name="T95" style:family="text">
      <style:text-properties officeooo:rsid="00b13890"/>
    </style:style>
    <style:style style:name="T96" style:family="text">
      <style:text-properties officeooo:rsid="00b16338"/>
    </style:style>
    <style:style style:name="T97" style:family="text">
      <style:text-properties officeooo:rsid="00b2ae8f"/>
    </style:style>
    <style:style style:name="T98" style:family="text">
      <style:text-properties officeooo:rsid="00b4a976"/>
    </style:style>
    <style:style style:name="T99" style:family="text">
      <style:text-properties fo:color="#0000ff" loext:opacity="100%" style:font-name="Hack" fo:font-size="9pt" style:font-size-asian="9pt"/>
    </style:style>
    <style:style style:name="T100" style:family="text">
      <style:text-properties fo:color="#0000ff" loext:opacity="100%" style:font-name="Hack" fo:font-size="9pt" style:font-size-asian="9pt" fo:background-color="#ffffff"/>
    </style:style>
    <style:style style:name="T101" style:family="text">
      <style:text-properties fo:color="#0000ff" loext:opacity="100%" style:font-name="Hack" fo:font-size="9pt" style:font-size-asian="9pt"/>
    </style:style>
    <style:style style:name="T102" style:family="text">
      <style:text-properties fo:color="#0000ff" loext:opacity="100%" style:font-name="Hack" fo:font-size="9pt" fo:background-color="transparent" loext:char-shading-value="0" style:font-size-asian="9pt"/>
    </style:style>
    <style:style style:name="T103" style:family="text">
      <style:text-properties fo:color="#0000ff" loext:opacity="100%" style:font-name="Hack" fo:font-size="9pt" fo:background-color="transparent" loext:char-shading-value="0" style:font-size-asian="9pt"/>
    </style:style>
    <style:style style:name="T104" style:family="text">
      <style:text-properties fo:color="#0000ff" loext:opacity="100%" fo:font-size="9pt" style:font-size-asian="9pt" fo:background-color="#ffffff"/>
    </style:style>
    <style:style style:name="T105" style:family="text">
      <style:text-properties fo:color="#0000ff" loext:opacity="100%" style:font-name="Liberation Serif" fo:font-size="9pt" style:font-size-asian="9pt" fo:background-color="#ffffff"/>
    </style:style>
    <style:style style:name="T106" style:family="text">
      <style:text-properties fo:color="#0000ff" loext:opacity="100%" style:font-name="Liberation Serif" fo:font-size="12pt" style:font-size-asian="12pt" style:font-size-complex="12pt" fo:background-color="#ffffff"/>
    </style:style>
    <style:style style:name="T107" style:family="text">
      <style:text-properties fo:color="#0000ff" loext:opacity="100%" fo:background-color="#ffffff"/>
    </style:style>
    <style:style style:name="T108" style:family="text">
      <style:text-properties officeooo:rsid="00b7c7d3"/>
    </style:style>
    <style:style style:name="T109" style:family="text">
      <style:text-properties officeooo:rsid="00b8d4d9"/>
    </style:style>
    <style:style style:name="T110" style:family="text">
      <style:text-properties officeooo:rsid="00bad666"/>
    </style:style>
    <style:style style:name="T111" style:family="text">
      <style:text-properties officeooo:rsid="00bcf8a3"/>
    </style:style>
    <style:style style:name="T112" style:family="text">
      <style:text-properties officeooo:rsid="00bda337"/>
    </style:style>
    <style:style style:name="T113" style:family="text">
      <style:text-properties officeooo:rsid="00bf7e37"/>
    </style:style>
    <style:style style:name="T114" style:family="text">
      <style:text-properties officeooo:rsid="00c0b5c1"/>
    </style:style>
    <style:style style:name="T115" style:family="text">
      <style:text-properties officeooo:rsid="00c1c33a"/>
    </style:style>
    <style:style style:name="T116" style:family="text">
      <style:text-properties officeooo:rsid="00c41cae"/>
    </style:style>
    <style:style style:name="T117" style:family="text">
      <style:text-properties officeooo:rsid="00c4e0a1"/>
    </style:style>
    <style:style style:name="T118" style:family="text">
      <style:text-properties officeooo:rsid="00c98f07"/>
    </style:style>
    <style:style style:name="T119" style:family="text">
      <style:text-properties officeooo:rsid="00cb4215"/>
    </style:style>
    <style:style style:name="T120" style:family="text">
      <style:text-properties officeooo:rsid="00cdd526"/>
    </style:style>
    <style:style style:name="T121" style:family="text">
      <style:text-properties officeooo:rsid="00d0942d"/>
    </style:style>
    <style:style style:name="T122" style:family="text">
      <style:text-properties officeooo:rsid="00d440ac"/>
    </style:style>
    <style:style style:name="T123" style:family="text">
      <style:text-properties officeooo:rsid="00d55169"/>
    </style:style>
    <style:style style:name="T124" style:family="text">
      <style:text-properties officeooo:rsid="00d6bcbe"/>
    </style:style>
    <style:style style:name="T125" style:family="text">
      <style:text-properties officeooo:rsid="00d91d45"/>
    </style:style>
    <style:style style:name="T126" style:family="text">
      <style:text-properties fo:color="#d0a825" loext:opacity="100%" style:font-name="Cascadia Mono" fo:font-size="9.5pt" style:font-size-asian="9.5pt"/>
    </style:style>
    <style:style style:name="T127" style:family="text">
      <style:text-properties officeooo:rsid="00d9f3b8"/>
    </style:style>
    <style:style style:name="T128" style:family="text">
      <style:text-properties officeooo:rsid="00daaba4"/>
    </style:style>
    <style:style style:name="T129" style:family="text">
      <style:text-properties officeooo:rsid="00dd9cea"/>
    </style:style>
    <style:style style:name="T130" style:family="text">
      <style:text-properties officeooo:rsid="00ddeb7b"/>
    </style:style>
    <style:style style:name="T131" style:family="text">
      <style:text-properties officeooo:rsid="00de311b"/>
    </style:style>
    <style:style style:name="T132" style:family="text">
      <style:text-properties officeooo:rsid="00dea3f0"/>
    </style:style>
    <style:style style:name="T133" style:family="text">
      <style:text-properties officeooo:rsid="00e1ea41"/>
    </style:style>
    <style:style style:name="T134" style:family="text">
      <style:text-properties officeooo:rsid="00e44212"/>
    </style:style>
    <style:style style:name="T135" style:family="text">
      <style:text-properties officeooo:rsid="00e63535"/>
    </style:style>
    <style:style style:name="T136" style:family="text">
      <style:text-properties officeooo:rsid="00e982fd"/>
    </style:style>
    <style:style style:name="T137" style:family="text">
      <style:text-properties officeooo:rsid="00e9a0d4"/>
    </style:style>
    <style:style style:name="T138" style:family="text">
      <style:text-properties officeooo:rsid="00ed0d18"/>
    </style:style>
    <style:style style:name="T139" style:family="text">
      <style:text-properties officeooo:rsid="00eeab34"/>
    </style:style>
    <style:style style:name="T140" style:family="text">
      <style:text-properties officeooo:rsid="00f02025"/>
    </style:style>
    <style:style style:name="T141" style:family="text">
      <style:text-properties officeooo:rsid="010190bf"/>
    </style:style>
    <style:style style:name="T142" style:family="text">
      <style:text-properties officeooo:rsid="0102876d"/>
    </style:style>
    <style:style style:name="T143" style:family="text">
      <style:text-properties officeooo:rsid="010bee5d"/>
    </style:style>
    <style:style style:name="T144" style:family="text">
      <style:text-properties officeooo:rsid="010d0866"/>
    </style:style>
    <style:style style:name="T145" style:family="text">
      <style:text-properties officeooo:rsid="010df742"/>
    </style:style>
    <style:style style:name="T146" style:family="text">
      <style:text-properties officeooo:rsid="011186e9"/>
    </style:style>
    <style:style style:name="T147" style:family="text">
      <style:text-properties officeooo:rsid="01163cc4"/>
    </style:style>
    <style:style style:name="T148" style:family="text">
      <style:text-properties officeooo:rsid="01177d13"/>
    </style:style>
    <style:style style:name="T149" style:family="text">
      <style:text-properties officeooo:rsid="0118ac91"/>
    </style:style>
    <style:style style:name="T150" style:family="text">
      <style:text-properties officeooo:rsid="011ec619"/>
    </style:style>
    <style:style style:name="T151" style:family="text">
      <style:text-properties officeooo:rsid="01220bd0"/>
    </style:style>
    <style:style style:name="T152" style:family="text">
      <style:text-properties officeooo:rsid="01246805"/>
    </style:style>
    <style:style style:name="T153" style:family="text">
      <style:text-properties officeooo:rsid="01246ae6"/>
    </style:style>
    <style:style style:name="T154" style:family="text">
      <style:text-properties officeooo:rsid="012506b7"/>
    </style:style>
    <style:style style:name="T155" style:family="text">
      <style:text-properties fo:color="#c9211e" loext:opacity="100%" style:font-name="Cascadia Mono" fo:font-size="9.5pt" style:font-size-asian="9.5pt"/>
    </style:style>
    <style:style style:name="T156" style:family="text">
      <style:text-properties fo:color="#c9211e" loext:opacity="100%" style:font-name="Hack" fo:font-size="9pt" officeooo:rsid="01970045" style:font-size-asian="9pt"/>
    </style:style>
    <style:style style:name="T157" style:family="text">
      <style:text-properties officeooo:rsid="012aecaa"/>
    </style:style>
    <style:style style:name="T158" style:family="text">
      <style:text-properties officeooo:rsid="0130c393"/>
    </style:style>
    <style:style style:name="T159" style:family="text">
      <style:text-properties style:font-name="Arial" fo:font-size="13pt" style:font-size-asian="13pt"/>
    </style:style>
    <style:style style:name="T160" style:family="text">
      <style:text-properties style:font-name="Arial" fo:font-size="13pt" officeooo:rsid="0130c393" style:font-size-asian="13pt"/>
    </style:style>
    <style:style style:name="T161" style:family="text">
      <style:text-properties officeooo:rsid="013158f8"/>
    </style:style>
    <style:style style:name="T162" style:family="text">
      <style:text-properties officeooo:rsid="0131a31b"/>
    </style:style>
    <style:style style:name="T163" style:family="text">
      <style:text-properties officeooo:rsid="0132a793"/>
    </style:style>
    <style:style style:name="T164" style:family="text">
      <style:text-properties officeooo:rsid="0134a3b7"/>
    </style:style>
    <style:style style:name="T165" style:family="text">
      <style:text-properties officeooo:rsid="01364de9"/>
    </style:style>
    <style:style style:name="T166" style:family="text">
      <style:text-properties officeooo:rsid="0136658f"/>
    </style:style>
    <style:style style:name="T167" style:family="text">
      <style:text-properties officeooo:rsid="01379518"/>
    </style:style>
    <style:style style:name="T168" style:family="text">
      <style:text-properties officeooo:rsid="0137e563"/>
    </style:style>
    <style:style style:name="T169" style:family="text">
      <style:text-properties officeooo:rsid="0139ea36"/>
    </style:style>
    <style:style style:name="T170" style:family="text">
      <style:text-properties officeooo:rsid="013e2227"/>
    </style:style>
    <style:style style:name="T171" style:family="text">
      <style:text-properties officeooo:rsid="013f093f"/>
    </style:style>
    <style:style style:name="T172" style:family="text">
      <style:text-properties officeooo:rsid="01438097"/>
    </style:style>
    <style:style style:name="T173" style:family="text">
      <style:text-properties officeooo:rsid="0143930d"/>
    </style:style>
    <style:style style:name="T174" style:family="text">
      <style:text-properties officeooo:rsid="0143ec92"/>
    </style:style>
    <style:style style:name="T175" style:family="text">
      <style:text-properties officeooo:rsid="01454671"/>
    </style:style>
    <style:style style:name="T176" style:family="text">
      <style:text-properties officeooo:rsid="01475c74"/>
    </style:style>
    <style:style style:name="T177" style:family="text">
      <style:text-properties officeooo:rsid="015527d9"/>
    </style:style>
    <style:style style:name="T178" style:family="text">
      <style:text-properties officeooo:rsid="01593bfb"/>
    </style:style>
    <style:style style:name="T179" style:family="text">
      <style:text-properties officeooo:rsid="015ae39f"/>
    </style:style>
    <style:style style:name="T180" style:family="text">
      <style:text-properties officeooo:rsid="015b7fad"/>
    </style:style>
    <style:style style:name="T181" style:family="text">
      <style:text-properties officeooo:rsid="015d9a91"/>
    </style:style>
    <style:style style:name="T182" style:family="text">
      <style:text-properties officeooo:rsid="015ddb3f"/>
    </style:style>
    <style:style style:name="T183" style:family="text">
      <style:text-properties officeooo:rsid="015f9785"/>
    </style:style>
    <style:style style:name="T184" style:family="text">
      <style:text-properties officeooo:rsid="016017f0"/>
    </style:style>
    <style:style style:name="T185" style:family="text">
      <style:text-properties officeooo:rsid="01641378"/>
    </style:style>
    <style:style style:name="T186" style:family="text">
      <style:text-properties officeooo:rsid="016441c1"/>
    </style:style>
    <style:style style:name="T187" style:family="text">
      <style:text-properties officeooo:rsid="0165fa68"/>
    </style:style>
    <style:style style:name="T188" style:family="text">
      <style:text-properties officeooo:rsid="016646fe"/>
    </style:style>
    <style:style style:name="T189" style:family="text">
      <style:text-properties officeooo:rsid="01683fd4"/>
    </style:style>
    <style:style style:name="T190" style:family="text">
      <style:text-properties officeooo:rsid="016a56ca"/>
    </style:style>
    <style:style style:name="T191" style:family="text">
      <style:text-properties officeooo:rsid="016b20e3"/>
    </style:style>
    <style:style style:name="T192" style:family="text">
      <style:text-properties officeooo:rsid="016b4860"/>
    </style:style>
    <style:style style:name="T193" style:family="text">
      <style:text-properties officeooo:rsid="016c3b35"/>
    </style:style>
    <style:style style:name="T194" style:family="text">
      <style:text-properties officeooo:rsid="016e566b"/>
    </style:style>
    <style:style style:name="T195" style:family="text">
      <style:text-properties officeooo:rsid="01704006"/>
    </style:style>
    <style:style style:name="T196" style:family="text">
      <style:text-properties officeooo:rsid="017103bf"/>
    </style:style>
    <style:style style:name="T197" style:family="text">
      <style:text-properties officeooo:rsid="01755f44"/>
    </style:style>
    <style:style style:name="T198" style:family="text">
      <style:text-properties officeooo:rsid="017591fc"/>
    </style:style>
    <style:style style:name="T199" style:family="text">
      <style:text-properties officeooo:rsid="017662c1"/>
    </style:style>
    <style:style style:name="T200" style:family="text">
      <style:text-properties officeooo:rsid="01776f98"/>
    </style:style>
    <style:style style:name="T201" style:family="text">
      <style:text-properties officeooo:rsid="0177bb9c"/>
    </style:style>
    <style:style style:name="T202" style:family="text">
      <style:text-properties officeooo:rsid="0179f30e"/>
    </style:style>
    <style:style style:name="T203" style:family="text">
      <style:text-properties officeooo:rsid="017ad5b6"/>
    </style:style>
    <style:style style:name="T204" style:family="text">
      <style:text-properties officeooo:rsid="017c46e2"/>
    </style:style>
    <style:style style:name="T205" style:family="text">
      <style:text-properties officeooo:rsid="017e4579"/>
    </style:style>
    <style:style style:name="T206" style:family="text">
      <style:text-properties officeooo:rsid="018157b7"/>
    </style:style>
    <style:style style:name="T207" style:family="text">
      <style:text-properties officeooo:rsid="0182a822"/>
    </style:style>
    <style:style style:name="T208" style:family="text">
      <style:text-properties officeooo:rsid="0183e210"/>
    </style:style>
    <style:style style:name="T209" style:family="text">
      <style:text-properties officeooo:rsid="01871914"/>
    </style:style>
    <style:style style:name="T210" style:family="text">
      <style:text-properties officeooo:rsid="0188ff9a"/>
    </style:style>
    <style:style style:name="T211" style:family="text">
      <style:text-properties officeooo:rsid="0189e5bb"/>
    </style:style>
    <style:style style:name="T212" style:family="text">
      <style:text-properties officeooo:rsid="018b75e3"/>
    </style:style>
    <style:style style:name="T213" style:family="text">
      <style:text-properties officeooo:rsid="018b9071"/>
    </style:style>
    <style:style style:name="T214" style:family="text">
      <style:text-properties officeooo:rsid="018bfb15"/>
    </style:style>
    <style:style style:name="T215" style:family="text">
      <style:text-properties officeooo:rsid="018c8317"/>
    </style:style>
    <style:style style:name="T216" style:family="text">
      <style:text-properties officeooo:rsid="018df689"/>
    </style:style>
    <style:style style:name="T217" style:family="text">
      <style:text-properties officeooo:rsid="018fbc3c"/>
    </style:style>
    <style:style style:name="T218" style:family="text">
      <style:text-properties officeooo:rsid="0192b3a9"/>
    </style:style>
    <style:style style:name="T219" style:family="text">
      <style:text-properties officeooo:rsid="01938f7d"/>
    </style:style>
    <style:style style:name="T220" style:family="text">
      <style:text-properties officeooo:rsid="019602b4"/>
    </style:style>
    <style:style style:name="T221" style:family="text">
      <style:text-properties fo:color="#2b91af" loext:opacity="100%" style:font-name="Hack" fo:font-size="9pt" style:font-size-asian="9pt"/>
    </style:style>
    <style:style style:name="T222" style:family="text">
      <style:text-properties fo:color="#2b91af" loext:opacity="100%" style:font-name="Hack" fo:font-size="9pt" officeooo:rsid="01ab85af" style:font-size-asian="9pt"/>
    </style:style>
    <style:style style:name="T223" style:family="text">
      <style:text-properties fo:color="#2b91af" loext:opacity="100%" style:font-name="Hack" fo:font-size="9pt" style:font-size-asian="9pt" fo:background-color="#ffffff"/>
    </style:style>
    <style:style style:name="T224" style:family="text">
      <style:text-properties fo:color="#2b91af" loext:opacity="100%" style:font-name="Hack" fo:font-size="9pt" style:font-size-asian="9pt"/>
    </style:style>
    <style:style style:name="T225" style:family="text">
      <style:text-properties fo:color="#2b91af" loext:opacity="100%" style:font-name="Hack" fo:font-size="9pt" fo:background-color="transparent" loext:char-shading-value="0" style:font-size-asian="9pt"/>
    </style:style>
    <style:style style:name="T226" style:family="text">
      <style:text-properties fo:color="#2b91af" loext:opacity="100%" style:font-name="Hack" fo:font-size="9pt" fo:background-color="transparent" loext:char-shading-value="0" style:font-size-asian="9pt"/>
    </style:style>
    <style:style style:name="T227" style:family="text">
      <style:text-properties fo:color="#2b91af" loext:opacity="100%" fo:background-color="transparent" loext:char-shading-value="0"/>
    </style:style>
    <style:style style:name="T228" style:family="text">
      <style:text-properties fo:color="#2b91af" loext:opacity="100%" fo:font-size="9pt" style:font-size-asian="9pt" fo:background-color="#ffffff"/>
    </style:style>
    <style:style style:name="T229" style:family="text">
      <style:text-properties fo:color="#2b91af" loext:opacity="100%" fo:background-color="#ffffff"/>
    </style:style>
    <style:style style:name="T230" style:family="text">
      <style:text-properties fo:color="#1f377f" loext:opacity="100%" style:font-name="Hack" fo:font-size="9pt" style:font-size-asian="9pt"/>
    </style:style>
    <style:style style:name="T231" style:family="text">
      <style:text-properties fo:color="#74531f" loext:opacity="100%" style:font-name="Hack" fo:font-size="9pt" style:font-size-asian="9pt"/>
    </style:style>
    <style:style style:name="T232" style:family="text">
      <style:text-properties fo:color="#008080" loext:opacity="100%" style:font-name="Hack" fo:font-size="9pt" style:font-size-asian="9pt"/>
    </style:style>
    <style:style style:name="T233" style:family="text">
      <style:text-properties fo:color="#e21f1f" loext:opacity="100%" style:font-name="Hack" fo:font-size="9pt" style:font-size-asian="9pt"/>
    </style:style>
    <style:style style:name="T234" style:family="text">
      <style:text-properties fo:color="#a31515" loext:opacity="100%" style:font-name="Hack" fo:font-size="9pt" style:font-size-asian="9pt"/>
    </style:style>
    <style:style style:name="T235" style:family="text">
      <style:text-properties officeooo:rsid="0197586a"/>
    </style:style>
    <style:style style:name="T236" style:family="text">
      <style:text-properties officeooo:rsid="019bf34b"/>
    </style:style>
    <style:style style:name="T237" style:family="text">
      <style:text-properties officeooo:rsid="019f0732"/>
    </style:style>
    <style:style style:name="T238" style:family="text">
      <style:text-properties officeooo:rsid="019f7c74"/>
    </style:style>
    <style:style style:name="T239" style:family="text">
      <style:text-properties officeooo:rsid="019fb546"/>
    </style:style>
    <style:style style:name="T240" style:family="text">
      <style:text-properties officeooo:rsid="019fb77e"/>
    </style:style>
    <style:style style:name="T241" style:family="text">
      <style:text-properties officeooo:rsid="01a5149b"/>
    </style:style>
    <style:style style:name="T242" style:family="text">
      <style:text-properties officeooo:rsid="01a871af"/>
    </style:style>
    <style:style style:name="T243" style:family="text">
      <style:text-properties officeooo:rsid="01aa4b7d"/>
    </style:style>
    <style:style style:name="T244" style:family="text">
      <style:text-properties officeooo:rsid="01ad796d"/>
    </style:style>
    <style:style style:name="T245" style:family="text">
      <style:text-properties fo:color="#808080" loext:opacity="100%" style:font-name="Hack" fo:font-size="9pt" officeooo:rsid="01ad796d" style:font-size-asian="9pt"/>
    </style:style>
    <style:style style:name="T246" style:family="text">
      <style:text-properties officeooo:rsid="01af320a"/>
    </style:style>
    <style:style style:name="T247" style:family="text">
      <style:text-properties officeooo:rsid="01b2683a"/>
    </style:style>
    <style:style style:name="T248" style:family="text">
      <style:text-properties officeooo:rsid="01b6de84"/>
    </style:style>
    <style:style style:name="T249" style:family="text">
      <style:text-properties officeooo:rsid="01bca0fe"/>
    </style:style>
    <style:style style:name="T250" style:family="text">
      <style:text-properties officeooo:rsid="01bccd09"/>
    </style:style>
    <style:style style:name="T251" style:family="text">
      <style:text-properties officeooo:rsid="01c19203"/>
    </style:style>
    <style:style style:name="T252" style:family="text">
      <style:text-properties officeooo:rsid="01c250b7"/>
    </style:style>
    <style:style style:name="T253" style:family="text">
      <style:text-properties fo:font-style="italic" style:font-style-asian="italic" style:font-style-complex="italic"/>
    </style:style>
    <style:style style:name="T254" style:family="text">
      <style:text-properties fo:font-style="italic" officeooo:rsid="01c3e80e" style:font-style-asian="italic" style:font-style-complex="italic"/>
    </style:style>
    <style:style style:name="T255" style:family="text">
      <style:text-properties fo:font-style="italic" officeooo:rsid="01c250b7" style:font-style-asian="italic" style:font-style-complex="italic"/>
    </style:style>
    <style:style style:name="T256" style:family="text">
      <style:text-properties officeooo:rsid="01c7f131"/>
    </style:style>
    <style:style style:name="T257" style:family="text">
      <style:text-properties officeooo:rsid="01c8ac34"/>
    </style:style>
    <style:style style:name="T258" style:family="text">
      <style:text-properties officeooo:rsid="01cc467b"/>
    </style:style>
    <style:style style:name="T259" style:family="text">
      <style:text-properties officeooo:rsid="01ceaf45"/>
    </style:style>
    <style:style style:name="T260" style:family="text">
      <style:text-properties officeooo:rsid="01cfe44c"/>
    </style:style>
    <style:style style:name="T261" style:family="text">
      <style:text-properties officeooo:rsid="01d4451b"/>
    </style:style>
    <style:style style:name="T262" style:family="text">
      <style:text-properties officeooo:rsid="01d61a4f"/>
    </style:style>
    <style:style style:name="T263" style:family="text">
      <style:text-properties officeooo:rsid="01d8d142"/>
    </style:style>
    <style:style style:name="T264" style:family="text">
      <style:text-properties officeooo:rsid="01da8292"/>
    </style:style>
    <style:style style:name="T265" style:family="text">
      <style:text-properties officeooo:rsid="01dc1c1e"/>
    </style:style>
    <style:style style:name="T266" style:family="text">
      <style:text-properties officeooo:rsid="01e1d88e"/>
    </style:style>
    <style:style style:name="T267" style:family="text">
      <style:text-properties officeooo:rsid="01e3a08e"/>
    </style:style>
    <style:style style:name="T268" style:family="text">
      <style:text-properties officeooo:rsid="01e3b3ad"/>
    </style:style>
    <style:style style:name="T269" style:family="text">
      <style:text-properties officeooo:rsid="01e61a09"/>
    </style:style>
    <style:style style:name="T270" style:family="text">
      <style:text-properties officeooo:rsid="01e64065"/>
    </style:style>
    <style:style style:name="T271" style:family="text">
      <style:text-properties officeooo:rsid="01e694fd"/>
    </style:style>
    <style:style style:name="T272" style:family="text">
      <style:text-properties officeooo:rsid="01eaa4b7"/>
    </style:style>
    <style:style style:name="T273" style:family="text">
      <style:text-properties officeooo:rsid="01ed7224"/>
    </style:style>
    <style:style style:name="T274" style:family="text">
      <style:text-properties fo:background-color="#ffff00" loext:char-shading-value="0"/>
    </style:style>
    <style:style style:name="T275" style:family="text">
      <style:text-properties officeooo:rsid="01f10726"/>
    </style:style>
    <style:style style:name="T276" style:family="text">
      <style:text-properties officeooo:rsid="01f2cf68"/>
    </style:style>
    <style:style style:name="T277" style:family="text">
      <style:text-properties officeooo:rsid="01f480bc"/>
    </style:style>
    <style:style style:name="T278" style:family="text">
      <style:text-properties officeooo:rsid="01f48ea6"/>
    </style:style>
    <style:style style:name="T279" style:family="text">
      <style:text-properties officeooo:rsid="01f5b780"/>
    </style:style>
    <style:style style:name="T280" style:family="text">
      <style:text-properties officeooo:rsid="01f71d7b"/>
    </style:style>
    <style:style style:name="T281" style:family="text">
      <style:text-properties officeooo:rsid="01fb702c"/>
    </style:style>
    <style:style style:name="T282" style:family="text">
      <style:text-properties officeooo:rsid="01fcf659"/>
    </style:style>
    <style:style style:name="T283" style:family="text">
      <style:text-properties officeooo:rsid="01fd19dd"/>
    </style:style>
    <style:style style:name="T284" style:family="text">
      <style:text-properties officeooo:rsid="01fe882a"/>
    </style:style>
    <style:style style:name="T285" style:family="text">
      <style:text-properties officeooo:rsid="02015fe7"/>
    </style:style>
    <style:style style:name="T286" style:family="text">
      <style:text-properties officeooo:rsid="0202e716"/>
    </style:style>
    <style:style style:name="T287" style:family="text">
      <style:text-properties officeooo:rsid="0206f285"/>
    </style:style>
    <style:style style:name="T288" style:family="text">
      <style:text-properties officeooo:rsid="020b0956"/>
    </style:style>
    <style:style style:name="T289" style:family="text">
      <style:text-properties officeooo:rsid="0211605f"/>
    </style:style>
    <style:style style:name="T290" style:family="text">
      <style:text-properties officeooo:rsid="0215ff62"/>
    </style:style>
    <style:style style:name="T291" style:family="text">
      <style:text-properties officeooo:rsid="0218ad14"/>
    </style:style>
    <style:style style:name="T292" style:family="text">
      <style:text-properties officeooo:rsid="02190cc5"/>
    </style:style>
    <style:style style:name="T293" style:family="text">
      <style:text-properties officeooo:rsid="0219b57c"/>
    </style:style>
    <style:style style:name="T294" style:family="text">
      <style:text-properties officeooo:rsid="021bb177"/>
    </style:style>
    <style:style style:name="T295" style:family="text">
      <style:text-properties officeooo:rsid="0220b90f"/>
    </style:style>
    <style:style style:name="T296" style:family="text">
      <style:text-properties officeooo:rsid="0222f23e"/>
    </style:style>
    <style:style style:name="T297" style:family="text">
      <style:text-properties officeooo:rsid="0223831e"/>
    </style:style>
    <style:style style:name="T298" style:family="text">
      <style:text-properties officeooo:rsid="02278fd1"/>
    </style:style>
    <style:style style:name="T299" style:family="text">
      <style:text-properties officeooo:rsid="0228e7cb"/>
    </style:style>
    <style:style style:name="T300" style:family="text">
      <style:text-properties officeooo:rsid="022a3e6e"/>
    </style:style>
    <style:style style:name="T301" style:family="text">
      <style:text-properties officeooo:rsid="022bf42a"/>
    </style:style>
    <style:style style:name="T302" style:family="text">
      <style:text-properties officeooo:rsid="022d186b"/>
    </style:style>
    <style:style style:name="T303" style:family="text">
      <style:text-properties officeooo:rsid="022f2fdd"/>
    </style:style>
    <style:style style:name="T304" style:family="text">
      <style:text-properties officeooo:rsid="02303345"/>
    </style:style>
    <style:style style:name="T305" style:family="text">
      <style:text-properties officeooo:rsid="0230f61e"/>
    </style:style>
    <style:style style:name="T306" style:family="text">
      <style:text-properties officeooo:rsid="023219eb"/>
    </style:style>
    <style:style style:name="T307" style:family="text">
      <style:text-properties officeooo:rsid="02332744"/>
    </style:style>
    <style:style style:name="T308" style:family="text">
      <style:text-properties officeooo:rsid="0234e0d1"/>
    </style:style>
    <style:style style:name="T309" style:family="text">
      <style:text-properties officeooo:rsid="0235e9be"/>
    </style:style>
    <style:style style:name="T310" style:family="text">
      <style:text-properties officeooo:rsid="0237562f"/>
    </style:style>
    <style:style style:name="T311" style:family="text">
      <style:text-properties officeooo:rsid="02387f55"/>
    </style:style>
    <style:style style:name="T312" style:family="text">
      <style:text-properties officeooo:rsid="023acc41"/>
    </style:style>
    <style:style style:name="T313" style:family="text">
      <style:text-properties officeooo:rsid="023cfce7"/>
    </style:style>
    <style:style style:name="T314" style:family="text">
      <style:text-properties officeooo:rsid="023e821a"/>
    </style:style>
    <style:style style:name="T315" style:family="text">
      <style:text-properties officeooo:rsid="023fef79"/>
    </style:style>
    <style:style style:name="T316" style:family="text">
      <style:text-properties officeooo:rsid="02439f8d"/>
    </style:style>
    <style:style style:name="T317" style:family="text">
      <style:text-properties officeooo:rsid="02453997"/>
    </style:style>
    <style:style style:name="T318" style:family="text">
      <style:text-properties officeooo:rsid="0242457c"/>
    </style:style>
    <style:style style:name="T319" style:family="text">
      <style:text-properties officeooo:rsid="02492d43"/>
    </style:style>
    <style:style style:name="T320" style:family="text">
      <style:text-properties officeooo:rsid="024b702c"/>
    </style:style>
    <style:style style:name="T321" style:family="text">
      <style:text-properties officeooo:rsid="024ce876"/>
    </style:style>
    <style:style style:name="T322" style:family="text">
      <style:text-properties officeooo:rsid="025074fa"/>
    </style:style>
    <style:style style:name="T323" style:family="text">
      <style:text-properties officeooo:rsid="02530d51"/>
    </style:style>
    <style:style style:name="T324" style:family="text">
      <style:text-properties officeooo:rsid="025b23fa"/>
    </style:style>
    <style:style style:name="T325" style:family="text">
      <style:text-properties officeooo:rsid="025dd60e"/>
    </style:style>
    <style:style style:name="T326" style:family="text">
      <style:text-properties officeooo:rsid="02608732"/>
    </style:style>
    <style:style style:name="T327" style:family="text">
      <style:text-properties officeooo:rsid="0264605e"/>
    </style:style>
    <style:style style:name="T328" style:family="text">
      <style:text-properties officeooo:rsid="0266ddd3"/>
    </style:style>
    <style:style style:name="T329" style:family="text">
      <style:text-properties officeooo:rsid="02671b51"/>
    </style:style>
    <style:style style:name="T330" style:family="text">
      <style:text-properties officeooo:rsid="02698f32"/>
    </style:style>
    <style:style style:name="T331" style:family="text">
      <style:text-properties officeooo:rsid="026b7816"/>
    </style:style>
    <style:style style:name="T332" style:family="text">
      <style:text-properties officeooo:rsid="026c518c"/>
    </style:style>
    <style:style style:name="T333" style:family="text">
      <style:text-properties fo:color="#008000" loext:opacity="100%" style:font-name="Hack" fo:font-size="9pt" style:font-size-asian="9pt" fo:background-color="#ffffff"/>
    </style:style>
    <style:style style:name="T334" style:family="text">
      <style:text-properties fo:color="#008000" loext:opacity="100%" style:font-name="Hack" fo:font-size="9pt" style:font-size-asian="9pt"/>
    </style:style>
    <style:style style:name="T335" style:family="text">
      <style:text-properties fo:color="#008000" loext:opacity="100%" style:font-name="Hack" fo:font-size="9pt" fo:background-color="transparent" loext:char-shading-value="0" style:font-size-asian="9pt"/>
    </style:style>
    <style:style style:name="T336" style:family="text">
      <style:text-properties fo:background-color="transparent" loext:char-shading-value="0"/>
    </style:style>
    <style:style style:name="T337" style:family="text">
      <style:text-properties style:font-name="Hack" fo:font-size="9pt" style:font-size-asian="9pt"/>
    </style:style>
    <style:style style:name="T338" style:family="text">
      <style:text-properties officeooo:rsid="0270b0c4"/>
    </style:style>
    <style:style style:name="T33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4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4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66"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24">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25">_NAMES</text:span>=NO to HIDE_SCOPE<text:span text:style-name="T325">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26">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text:soft-page-break/>Removed the use of typing.Generic from iterator_class.py. <text:s/>Code looks cleaner and the documentation is reasonably clear on the type of iterator being returned.</text:p>
      <text:p text:style-name="P258"/>
      <text:p text:style-name="P259">a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59">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7">This is essentially what a class definition does. <text:s/>And this can be extended to an interface, which shows no data, only methods (behavior).</text:span></text:p>
      <text:p text:style-name="P312">I think this is why I had some trouble coming up with purely object-oriented ideas and implementations of some of the design patterns. <text:s/><text:span text:style-name="T32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9">game elements that need to be focused and efficient but that should maintain a useful degree of decoupling from the algorithms that manipulate the elements.</text:span></text:p>
      <text:p text:style-name="P312"/>
      <text:p text:style-name="P313">In the meantime, 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30">pair of methods only. <text:s/>If I use the "Text = property(getText, setText, None, "description")", Doxygen creates a Properties section in the reference but it looks like this:</text:span></text:p>
      <text:p text:style-name="Code">property Text = property(getText, setText, None, "<text:span text:style-name="T330">description</text:span>")</text:p>
      <text:p text:style-name="P314">So I'm just documenting the getter/setter as a property with an example of how to use it. <text:s/><text:span text:style-name="T331">Awkward, at best. <text:s/></text:span><text:span text:style-name="T338">I also added a grouping, Properties, to separate them from the other methods.</text:span><text:span text:style-name="T331"> <text:s/></text:span><text:span text:style-name="T332">Like this:</text:span></text:p>
      <text:p text:style-name="P263"><text:span text:style-name="T337"><text:s text:c="4"/></text:span><text:span text:style-name="T335">## @name Properties</text:span></text:p>
      <text:p text:style-name="P265"><text:s text:c="4"/># <text:s/>@{</text:p>
      <text:p text:style-name="P264"><text:span text:style-name="T337"/></text:p>
      <text:p text:style-name="P264"><text:span text:style-name="T337"><text:s text:c="4"/></text:span><text:span text:style-name="T335">## Property getter for the text in this TextObject: `value = o.Text`</text:span></text:p>
      <text:p text:style-name="P262"><text:span text:style-name="T337"><text:s text:c="4"/>@</text:span><text:span text:style-name="T226">property</text:span></text:p>
      <text:p text:style-name="P262"><text:span text:style-name="T337"><text:s text:c="4"/></text:span><text:span text:style-name="T103">def</text:span><text:span text:style-name="T337"> </text:span><text:span text:style-name="T226">Text</text:span><text:span text:style-name="T337">(self) -&gt; </text:span><text:span text:style-name="T226">str</text:span><text:span text:style-name="T337">:</text:span></text:p>
      <text:p text:style-name="P262"><text:span text:style-name="T337"><text:s text:c="8"/></text:span><text:span text:style-name="T103">return</text:span><text:span text:style-name="T337"> </text:span><text:span text:style-name="T103">self.</text:span><text:span text:style-name="T337">_text</text:span></text:p>
      <text:p text:style-name="Code"/>
      <text:p text:style-name="P261"><text:span text:style-name="T78"><text:s text:c="4"/></text:span><text:span text:style-name="T334">## Property setter for the text in this TextObject: `o.Text = value`</text:span></text:p>
      <text:p text:style-name="P261"><text:span text:style-name="T78"><text:s text:c="4"/>@</text:span><text:span text:style-name="T221">Text.setter</text:span></text:p>
      <text:p text:style-name="P261"><text:span text:style-name="T78"><text:s text:c="4"/></text:span><text:span text:style-name="T99">def</text:span><text:span text:style-name="T78"> </text:span><text:span text:style-name="T221">Text</text:span><text:span text:style-name="T78">(self, value : </text:span><text:span text:style-name="T221">str</text:span><text:span text:style-name="T78">):</text:span></text:p>
      <text:p text:style-name="P261"><text:span text:style-name="T78"><text:s text:c="8"/></text:span><text:span text:style-name="T99">self</text:span><text:span text:style-name="T78">._text = value</text:span></text:p>
      <text:p text:style-name="P261"><text:soft-page-break/><text:span text:style-name="T78"/></text:p>
      <text:p text:style-name="Code"><text:span text:style-name="T83"><text:s text:c="4"/></text:span><text:span text:style-name="T335">## @}</text:span></text:p>
      <text:p text:style-name="Text_20_body">It shows up in HTML like this:</text:p>
      <text:p text:style-name="P296"><text:span text:style-name="T89">Properties</text:span></text:p>
      <text:p text:style-name="P297"><text:span text:style-name="T229">str</text:span><text:span text:style-name="T89"> <text:tab/>Text (</text:span><text:span text:style-name="T107">self</text:span><text:span text:style-name="T89">)</text:span></text:p>
      <text:p text:style-name="Standard"><text:span text:style-name="T88"><text:s/><text:tab/>Property getter </text:span><text:span text:style-name="T106">for</text:span><text:span text:style-name="T88"> the text </text:span><text:span text:style-name="T106">in</text:span><text:span text:style-name="T88"> this TextObject: </text:span><text:span text:style-name="T80">value = o.Text</text:span></text:p>
      <text:p text:style-name="P297"><text:span text:style-name="T89"><text:s/></text:span></text:p>
      <text:p text:style-name="P297"><text:span text:style-name="T107">def</text:span><text:span text:style-name="T89"> <text:tab/></text:span><text:span text:style-name="T229">Text</text:span><text:span text:style-name="T89"> (self, str value)</text:span></text:p>
      <text:p text:style-name="Standard"><text:span text:style-name="T88"><text:s/><text:tab/>Property setter </text:span><text:span text:style-name="T106">for</text:span><text:span text:style-name="T88"> the text </text:span><text:span text:style-name="T106">in</text:span><text:span text:style-name="T88"> this TextObject: </text:span><text:span text:style-name="T80">o.Text = value</text:span></text:p>
      <text:p text:style-name="Text_20_body"/>
      <text:p text:style-name="Text_20_body">As I said, awkward.</text:p>
      <text:p text:style-name="P295"/>
      <text:p text:style-name="P295"/>
      <text:p text:style-name="P314"/>
      <text:h text:style-name="P267" text:outline-level="1" text:is-list-header="true">Mar 18, 2023</text:h>
      <text:p text:style-name="P251">Finished translating the Visitor pattern code from C++ to Python. <text:s/><text:span text:style-name="T318">Updated the write-up to use a table form of the links to the </text:span>visitor<text:span text:style-name="T318">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268" text:outline-level="1" text:is-list-header="true">Mar 17, 2023</text:h>
      <text:p text:style-name="P239">Translated the <text:span text:style-name="T319">State</text:span> pattern code from C++ to Python. <text:s/>Updated the write-up to use a table form of the links to the <text:span text:style-name="T319">state</text:span> class. <text:s/><text:span text:style-name="T320">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text:soft-page-break/>match character:</text:p>
      <text:p text:style-name="P246"><text:s text:c="4"/>case <text:span text:style-name="T319">SpecialChar.</text:span>EOF_CHAR:</text:p>
      <text:p text:style-name="P244"><text:s text:c="8"/># THIS WILL NOT BE ACCEPTED</text:p>
      <text:p text:style-name="P240"/>
      <text:p text:style-name="P240">Translated the <text:span text:style-name="T319">St</text:span><text:span text:style-name="T321">rategy</text:span> pattern code from C++ to Python. <text:s/>Updated the write-up to use a table form of the links to the <text:span text:style-name="T319">st</text:span><text:span text:style-name="T321">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23">And I still couldn't explicitly verify the type of the visitor as I would need the Visitor class type to do that.</text:span></text:p>
      <text:p text:style-name="P250">I also still have to complete the implementation of the Village_Shop class.</text:p>
      <text:h text:style-name="P269" text:outline-level="1" text:is-list-header="true">Mar 16, 2023</text:h>
      <text:p text:style-name="P237">Translated the Memento pattern code from C++ to Python. <text:s/>Updated the write-up to use a table form of the links to the memento class.</text:p>
      <text:p text:style-name="P238">Translated the <text:span text:style-name="T316">Null Object</text:span> pattern code from C++ to Python. <text:s/>Updated the write-up to use a table form of the links to the <text:span text:style-name="T316">nullobject</text:span> class.</text:p>
      <text:p text:style-name="P241">Translated the Observer pattern code from C++ to Python.<text:span text:style-name="T318"> <text:s/>Updated the write-up to use a table form of the links to the </text:span>observer<text:span text:style-name="T318"> class.</text:span></text:p>
      <text:p text:style-name="P242"><text:soft-page-break/>Translated the Proxy pattern code from C++ to Python.<text:span text:style-name="T318"> <text:s/>Updated the write-up to use a table form of the links to the </text:span><text:span text:style-name="T317">observer</text:span><text:span text:style-name="T318">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270"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15"> <text:s/>Updated the write-up to use a table form of the links to the </text:span>mediator<text:span text:style-name="T315"> class.</text:span></text:p>
      <text:h text:style-name="P271" text:outline-level="1" text:is-list-header="true">Mar 14, 2023</text:h>
      <text:p text:style-name="P231">Modified flyweight_classes.Helpers.readkey() to use sys.stdin.read(1) instead of relying on msvcrt.getch().</text:p>
      <text:p text:style-name="P231">Revi<text:span text:style-name="T312">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313">_object = Lock()</text:span></text:p>
      <text:p text:style-name="Code">def foo():</text:p>
      <text:p text:style-name="Code"><text:s text:c="4"/><text:span text:style-name="T313">with lock_object:</text:span></text:p>
      <text:p text:style-name="Code"><text:s text:c="8"/><text:span text:style-name="T313">#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text:soft-page-break/>message handlers to MessageWindowHandlers that is defined after the MessageWindow class. <text:s/>I <text:span text:style-name="T314">moved the </text:span>CreateWindow() to <text:span text:style-name="T314">the new class MessageWindowFactory, again defined after the MessageWindow class.</text:span></text:p>
      <text:h text:style-name="P272" text:outline-level="1" text:is-list-header="true">Mar 13, 2023</text:h>
      <text:p text:style-name="P215">Translated the Decorator pattern code from C++ to Python.</text:p>
      <text:p text:style-name="P215">Tricky bit: Getting the console <text:span text:style-name="T293">window</text:span> to support colors. <text:s/><text:span text:style-name="T291">The colorama package apparently enables this in a portable fashion. <text:s/></text:span><text:span text:style-name="T292">The curses package also does this and supports controlling the cursor (useful for the flyweight pattern example). <text:s/></text:span><text:span text:style-name="T300">Also, curses has keyboard read capability.</text:span></text:p>
      <text:p text:style-name="P216">Note: Windows Terminal and PowerShell both support colors automatically; <text:span text:style-name="T294">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95">= </text:span>0x0004</text:p>
      <text:p text:style-name="Code">ENABLE_WRAP_AT_EOL_OUTPUT <text:span text:style-name="T295">= </text:span>0x0002</text:p>
      <text:p text:style-name="Code">ENABLE_PROCESSED_OUTPUT <text:span text:style-name="T295">=</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96">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97">Done. <text:s/>Added enablevtmode.py to the main package directory and added it to __main__.py.</text:span></text:p>
      <text:p text:style-name="P221"><text:soft-page-break/>Translated the Facade pattern code from <text:span text:style-name="T299">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8">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301">That means the checkforkey() appears to be hanging. <text:s/></text:span><text:span text:style-name="T302">Ah. <text:s/>getcursorpostition() is hanging waiting for the input. <text:s/></text:span><text:span text:style-name="T303">I</text:span><text:span text:style-name="T302">f I press Ctrl-Z, the input read is completed </text:span><text:span text:style-name="T303">and the animation proceeds, but the screen continually scrolls as though the setcursorposition() is not working. <text:s/></text:span><text:span text:style-name="T304">Actually, what is happening is the cursor position is not getting read </text:span><text:span text:style-name="T305">in.</text:span></text:p>
      <text:p text:style-name="P225">Ah. <text:s/>The sys.stdin.read() needs the exact number of characters to fetch. <text:s/><text:span text:style-name="T306">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307">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308">Ah. <text:s/>I accidentally deleted the necessary ';' in the string for setting the cursor position. <text:s/></text:span><text:span text:style-name="T309">And it now works but I'm off by one line when setting the prompt, causing the screen to scroll. <text:s/></text:span><text:span text:style-name="T310">Fixed. <text:s/>I was printing one line too many in _Flyweight_ShowDisplay(). <text:s/></text:span><text:span text:style-name="T311">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73"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102">class</text:span><text:span text:style-name="T82"> </text:span><text:span text:style-name="T225">DirEntry</text:span><text:span text:style-name="T82">(</text:span><text:span text:style-name="T225">FileDirEntry</text:span><text:span text:style-name="T82">):</text:span></text:p>
      <text:p text:style-name="P127"><text:span text:style-name="T78"><text:s text:c="4"/></text:span><text:span text:style-name="T99">def</text:span><text:span text:style-name="T78"> </text:span><text:span text:style-name="T99">__init__</text:span><text:span text:style-name="T78">(self, entryName : </text:span><text:span text:style-name="T221">str</text:span><text:span text:style-name="T78">, size : </text:span><text:span text:style-name="T221">int</text:span><text:span text:style-name="T78">, modDate : </text:span><text:span text:style-name="T221">datetime</text:span><text:span text:style-name="T78">):</text:span></text:p>
      <text:p text:style-name="P127"><text:soft-page-break/><text:span text:style-name="T78"><text:s text:c="8"/></text:span><text:span text:style-name="T221">super</text:span><text:span text:style-name="T78">().</text:span><text:span text:style-name="T99">__init__</text:span><text:span text:style-name="T78">(type=</text:span><text:span text:style-name="T221">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90">Will modify the others as I complete the Python code.</text:span></text:p>
      <text:h text:style-name="P274"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88">If the abstract method is not overridden, </text:span>Python will complain about missing methods:</text:p>
      <text:p text:style-name="Code">TypeError: Can't instantiate abstract class <text:span text:style-name="T288">Foo</text:span> with abstract method <text:span text:style-name="T288">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text:soft-page-break/>In other words, use the @var special command <text:span text:style-name="T253">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89">For example:</text:span></text:p>
      <text:p text:style-name="Code">@ref DesignPatternExamples_python.composite.composite_exercise.Composite_Exercise "Composite_Exercise"()</text:p>
      <text:p text:style-name="P207">It is, unfortunately, quite long and complicated.</text:p>
      <text:h text:style-name="P275"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7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74">!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80">Hmm.</text:span> <text:s/><text:span text:style-name="T276">If I modify the closing C++ marker to from this:</text:span></text:p>
      <text:p text:style-name="Code">//! <text:span text:style-name="T276">[Using Command in C++]</text:span></text:p>
      <text:p text:style-name="P188">To this:</text:p>
      <text:p text:style-name="Code">// ! [Using Command in C++]</text:p>
      <text:p text:style-name="P188"><text:soft-page-break/>The marker is removed from the Command_Exercise() documentation! <text:s/><text:span text:style-name="T277">That means the snippet marker is a simple text string of the form "</text:span><text:span text:style-name="T28">! [marker text]</text:span><text:span text:style-name="T277">". <text:s/></text:span><text:span text:style-name="T278">This works in C# as well.</text:span></text:p>
      <text:p text:style-name="P189">Fixed all snippet markers in C# to be "<text:span text:style-name="T25">// ! [marker text]</text:span>".</text:p>
      <text:p text:style-name="P190">Fixed all snippet markers in C++ to be <text:span text:style-name="T279">"</text:span><text:span text:style-name="T29">// ! [marker text]</text:span><text:span text:style-name="T279">".</text:span></text:p>
      <text:p text:style-name="P191">Unfortunately, a<text:span text:style-name="T275">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81">because it is part of the Doxygen block </text:span><text:span text:style-name="T282">of comments. <text:s/></text:span><text:span text:style-name="T283">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84">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85">int. <text:s/>A class instance is passed to a function by reference, just like in C#. <text:s/>So the calling function can alter the data handle just be assigning to the </text:span><text:span text:style-name="T30">value</text:span><text:span text:style-name="T285"> attribute of the Handle. <text:s/></text:span><text:span text:style-name="T286">I could make it somewhat safer so that only the DataReadWriteFunctions.Startup() takes an actual Handle instance so Startup() can write to the Handle. <text:s/></text:span><text:soft-page-break/><text:span text:style-name="T286">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87">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76"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text:soft-page-break/>##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66">t</text:span> marker at the end of the function/method: It gets set as the brief line in the following function/method. <text:s/><text:span text:style-name="T267">The weird part is JAVADOC_AUTOBRIEF variable in Doxygen is set to NO but it looks like Doyxgen ignores that for </text:span><text:span text:style-name="T268">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69">No, wait. <text:s/>The last line of the method on which the snippet marker is replaced is left out of the snippet. <text:s/></text:span><text:span text:style-name="T271">So the following method is not disturbed but the snippet is.</text:span><text:span text:style-name="T269"> <text:s/></text:span><text:span text:style-name="T271">So t</text:span><text:span text:style-name="T270">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2">It worked quite nicely.</text:span></text:p>
      <text:h text:style-name="P277" text:outline-level="1" text:is-list-header="true">Mar 8, 2023</text:h>
      <text:p text:style-name="P174">Translated the State pattern from C# to C++. <text:s/>Includes write-up and diagram image. <text:s/><text:span text:style-name="T265">I would like to add an actual state diagram as well, just to show that off.</text:span></text:p>
      <text:p text:style-name="P171">Translated the Strategy pattern from C# to C++. <text:s/>Includes diagram image and tweaks to write-up.</text:p>
      <text:h text:style-name="P278" text:outline-level="1" text:is-list-header="true">Mar 7, 2023</text:h>
      <text:p text:style-name="P163">Translated the Null Object pattern from C# to C++.</text:p>
      <text:p text:style-name="P163"><text:soft-page-break/>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61">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62">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63">Done.</text:span></text:p>
      <text:p text:style-name="P168">Added Null Object diagram image. <text:s/>Added links to Null Object classes to the write-up.</text:p>
      <text:h text:style-name="P279"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60">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text:soft-page-break/>it does not exist as a formal pattern in that book. <text:s/><text:span text:style-name="T256">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57">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8">in situations where the class data could not be declared "final" (immutable) for various reasons.</text:span></text:p>
      <text:p text:style-name="P162">Note: There is a whole hella lotta stuff about design patterns, for and against, on the Web. <text:s/><text:span text:style-name="T259">Most appears to be in the form of essays while a fair amount is in YouTube videos.</text:span> <text:s/>Keep that in mind as you continue forward with your presentation.</text:p>
      <text:h text:style-name="P280"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49">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50">I</text:span>temType&gt;, which it couldn't resolve with "const char*" (as in an array of (const char*)). <text:s/>After changing those to std::string, it couldn't resolve the pointer to std::string, for some reason. <text:s/>I'm not entirely happy not understanding the root cause. <text:s/><text:span text:style-name="T250">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ext:soft-page-break/>Translated the Mediator pattern from C# to C++. <text:s/><text:span text:style-name="T251">Had to add some helper stuff, such as stricmp() which takes std::string as arguments so I could to a sort on a vector </text:span><text:span text:style-name="T252">(</text:span><text:span text:style-name="T254">it</text:span><text:span text:style-name="T255"> would be good to add wcsicmp() as well for wide character strings</text:span><text:span text:style-name="T252">)</text:span><text:span text:style-name="T251">. <text:s/>Also added argumentinvalid_error exception.</text:span></text:p>
      <text:p text:style-name="P156">Need to update the Mediator write-up and add a diagram image.</text:p>
      <text:h text:style-name="P281"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48">does not appear to be any such</text:span> functionality in the standard C++ library or the STL.</text:p>
      <text:h text:style-name="P282" text:outline-level="1" text:is-list-header="true">Mar 3, 2023</text:h>
      <text:p text:style-name="P143">On to the Handler Chain pattern for translation to C++ from C#. <text:s/><text:span text:style-name="T242">Conversion complete and it works! <text:s/>I had to change the handler methods in the MessageWindow into static methods </text:span><text:span text:style-name="T243">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44">Define a mutex as a class member (or global, if classes aren't used):</text:span></text:p>
      <text:p text:style-name="P127"><text:span text:style-name="T245">#include</text:span><text:span text:style-name="T78"> </text:span><text:span text:style-name="T233">&lt;</text:span><text:span text:style-name="T234">mutex</text:span><text:span text:style-name="T233">&gt;</text:span></text:p>
      <text:p text:style-name="P127"><text:span text:style-name="T79">std::</text:span><text:span text:style-name="T222">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46">(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47">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83" text:outline-level="1" text:is-list-header="true"><text:soft-page-break/>Mar 2, 2023</text:h>
      <text:p text:style-name="P138">I figured out the error "attempting to reference a deleted function<text:span text:style-name="T237">". <text:s/>When a std::unique_ptr&lt;&gt; is used, </text:span><text:span text:style-name="T238">the copy assignment operator cannot be used to move a pointer from one std::unique_ptr&lt;&gt; to another. <text:s/>The following triggers the error </text:span><text:span text:style-name="T239">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40">(</text:span>element<text:span text:style-name="T240">)</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41">C</text:span>onvert<text:span text:style-name="T241">ed</text:span> the Command pattern from C# to C++. <text:s/><text:span text:style-name="T241">Including write-up and diagram image.</text:span></text:p>
      <text:h text:style-name="P284" text:outline-level="1" text:is-list-header="true">Mar 1, 2023</text:h>
      <text:p text:style-name="P128">Every shop that offers an item for sale must have a list of ingredients for each item. <text:s/><text:span text:style-name="T206">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7">That should set up a "recursive" OrderVisitor from that shop for missing ingredients. <text:s/>When the "stack" has unwound to the first OrderVisitor, all the ingredients should be available. <text:s/></text:span><text:span text:style-name="T208">This implies a ReceiveOrder() call is made after the PlaceOrder() call in the VisitorXXX() handler. <text:s/>The </text:span><text:soft-page-break/><text:span text:style-name="T208">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9">Something l</text:span><text:span text:style-name="T208">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12">return Inventory.ContainsKey(item) </text:span><text:span text:style-name="T213">&amp;&amp;</text:span><text:span text:style-name="T212"> Inventory[item] &gt; 0;</text:span></text:p>
      <text:p text:style-name="P120">}</text:p>
      <text:p text:style-name="P120"/>
      <text:p text:style-name="P124">void AddItemToInventory(string item)</text:p>
      <text:p text:style-name="P124">{</text:p>
      <text:p text:style-name="P125"><text:s text:c="4"/>if (!Inventory.ContainsKey(<text:span text:style-name="T217">i</text:span>tem))</text:p>
      <text:p text:style-name="P125"><text:s text:c="4"/>{</text:p>
      <text:p text:style-name="P125"><text:s text:c="8"/>Inventory.Add(<text:span text:style-name="T217">i</text:span>tem, 1);</text:p>
      <text:p text:style-name="P125"><text:s text:c="4"/>}</text:p>
      <text:p text:style-name="P125"><text:s text:c="4"/>else</text:p>
      <text:p text:style-name="P125"><text:s text:c="4"/>{</text:p>
      <text:p text:style-name="P125"><text:s text:c="8"/>Inventory[<text:span text:style-name="T217">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11">DoesShopSellItem(item)</text:span> &amp;&amp; !<text:span text:style-name="T212">IsItemInStock(item</text:span>)<text:span text:style-name="T212">)</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10">if (IngredientsForItems[orderItem].Count &gt; 0)</text:span></text:p>
      <text:p text:style-name="Code"><text:s text:c="8"/><text:span text:style-name="T210">{</text:span></text:p>
      <text:p text:style-name="Code"><text:s text:c="12"/>OrderVisitor visitor = new OrderVisitor(IngredientsForItems[orderItem]);</text:p>
      <text:p text:style-name="Code"><text:s text:c="12"/>village.Accept(visitor);</text:p>
      <text:p text:style-name="Code"><text:s text:c="8"/><text:span text:style-name="T214">}</text:span></text:p>
      <text:p text:style-name="Code"><text:s text:c="8"/><text:span text:style-name="T214">else</text:span></text:p>
      <text:p text:style-name="Code"><text:s text:c="8"/><text:span text:style-name="T214">{</text:span></text:p>
      <text:p text:style-name="P123"><text:s text:c="12"/>// <text:span text:style-name="T216">The ordered item has no ingredients </text:span><text:span text:style-name="T215">so </text:span><text:span text:style-name="T216">the</text:span></text:p>
      <text:p text:style-name="P123"><text:span text:style-name="T215"><text:s text:c="12"/>// ordered item </text:span><text:span text:style-name="T216">is </text:span><text:span text:style-name="T215">magically added to inventory</text:span></text:p>
      <text:p text:style-name="P122"><text:s text:c="8"/><text:span text:style-name="T214">}</text:span></text:p>
      <text:p text:style-name="P125"><text:s text:c="8"/><text:span text:style-name="T217">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oft-page-break/><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8">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8">DoesShopSellItem(</text:span>item) &amp;&amp; <text:span text:style-name="T218">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9">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9">ToBePickedUp</text:span>);</text:p>
      <text:p text:style-name="P126"><text:s text:c="8"/>Inventory[item<text:span text:style-name="T219">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20">has defined in it an alias for unique_ptr_t but the class itself does not have any lists that contain std::unique_ptr&lt;&gt; objects. <text:s/>One line that triggers the problem is in Visitor_Village.cpp:</text:span></text:p>
      <text:p text:style-name="P127"><text:span text:style-name="T221">Visitor_Shop</text:span><text:span text:style-name="T78">::</text:span><text:span text:style-name="T221">unique_ptr_t</text:span><text:span text:style-name="T78"> </text:span><text:span text:style-name="T230">shop</text:span><text:span text:style-name="T78"> = std::</text:span><text:span text:style-name="T231">make_unique</text:span><text:span text:style-name="T78">&lt;</text:span><text:span text:style-name="T221">Visitor_Restaurant</text:span><text:span text:style-name="T78">&gt;();</text:span></text:p>
      <text:p text:style-name="P127"><text:span text:style-name="T230">shop</text:span><text:span text:style-name="T232">-&gt;</text:span><text:span text:style-name="T231">SetName</text:span><text:span text:style-name="T78">(</text:span><text:span text:style-name="T233">"</text:span><text:span text:style-name="T234">Joe's Burger Joint</text:span><text:span text:style-name="T233">"</text:span><text:span text:style-name="T78">);</text:span></text:p>
      <text:p text:style-name="P127"><text:span text:style-name="T230">shop</text:span><text:span text:style-name="T232">-&gt;</text:span><text:span text:style-name="T231">SetAddress</text:span><text:span text:style-name="T78">(</text:span><text:span text:style-name="T233">"</text:span><text:span text:style-name="T234">47 Millings Rd.</text:span><text:span text:style-name="T233">"</text:span><text:span text:style-name="T78">);</text:span></text:p>
      <text:p text:style-name="P127"><text:soft-page-break/><text:span text:style-name="T230">shop</text:span><text:span text:style-name="T232">-&gt;</text:span><text:span text:style-name="T231">SetVillage</text:span><text:span text:style-name="T78">(</text:span><text:span text:style-name="T99">this</text:span><text:span text:style-name="T78">);</text:span></text:p>
      <text:p text:style-name="P127"><text:span text:style-name="T230">shop</text:span><text:span text:style-name="T232">-&gt;</text:span><text:span text:style-name="T231">SetIngredientsForItems</text:span><text:span text:style-name="T78">(</text:span><text:span text:style-name="T221">MapOfStrings</text:span><text:span text:style-name="T78">{</text:span></text:p>
      <text:p text:style-name="P127"><text:span text:style-name="T78"><text:s text:c="8"/>{ </text:span><text:span text:style-name="T233">"</text:span><text:span text:style-name="T234">hamburger</text:span><text:span text:style-name="T233">"</text:span><text:span text:style-name="T78">, { </text:span><text:span text:style-name="T233">"</text:span><text:span text:style-name="T234">ground beef</text:span><text:span text:style-name="T233">"</text:span><text:span text:style-name="T78">, </text:span><text:span text:style-name="T233">"</text:span><text:span text:style-name="T234">hamburger buns</text:span><text:span text:style-name="T233">"</text:span><text:span text:style-name="T78">, </text:span><text:span text:style-name="T233">"</text:span><text:span text:style-name="T234">ketchup</text:span><text:span text:style-name="T233">"</text:span><text:span text:style-name="T78">, </text:span><text:span text:style-name="T233">"</text:span><text:span text:style-name="T234">mustard</text:span><text:span text:style-name="T233">"</text:span><text:span text:style-name="T78">, </text:span><text:span text:style-name="T233">"</text:span><text:span text:style-name="T234">mayonnaise</text:span><text:span text:style-name="T233">"</text:span><text:span text:style-name="T78">, </text:span><text:span text:style-name="T233">"</text:span><text:span text:style-name="T234">lettuce</text:span><text:span text:style-name="T233">"</text:span><text:span text:style-name="T78">, </text:span><text:span text:style-name="T233">"</text:span><text:span text:style-name="T234">tomato</text:span><text:span text:style-name="T233">"</text:span><text:span text:style-name="T78">, </text:span><text:span text:style-name="T233">"</text:span><text:span text:style-name="T234">onion</text:span><text:span text:style-name="T233">"</text:span><text:span text:style-name="T78">, </text:span><text:span text:style-name="T233">"</text:span><text:span text:style-name="T234">pickles</text:span><text:span text:style-name="T233">"</text:span><text:span text:style-name="T78"> } }</text:span></text:p>
      <text:p text:style-name="P127"><text:s text:c="4"/>});</text:p>
      <text:p text:style-name="P127"><text:span text:style-name="T78">shops.</text:span><text:span text:style-name="T231">push_back</text:span><text:span text:style-name="T78">(</text:span><text:span text:style-name="T230">shop</text:span><text:span text:style-name="T78">); <text:s text:c="2"/></text:span><text:span text:style-name="T156">&lt;===</text:span></text:p>
      <text:p text:style-name="P129">This is the first shop being created and added to the list of shops. <text:s/>I can swap this block for the next block and it still triggers on the first push_back(). <text:s/><text:span text:style-name="T235">This is how Visitor_Village::shops is declared:</text:span></text:p>
      <text:p text:style-name="Code"><text:span text:style-name="T85">std::</text:span><text:span text:style-name="T227">vector</text:span><text:span text:style-name="T85">&lt;</text:span><text:span text:style-name="T227">Visitor_Shop</text:span><text:span text:style-name="T85">::</text:span><text:span text:style-name="T227">unique_ptr_t</text:span><text:span text:style-name="T85">&gt; shops;</text:span></text:p>
      <text:p text:style-name="Text_20_body">This one has me <text:span text:style-name="T236">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85"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201">Shop</text:span>, his buns from Oxel's Breads and Buns Bakery, his ketchup, mustard and mayonnaise from Connie's Condiments, <text:span text:style-name="T181">lettuce </text:span><text:span text:style-name="T195">and tomato</text:span><text:span text:style-name="T181"> from Florence's Vegetables,</text:span> <text:span text:style-name="T181">and his pickles from Larry's Pickle Emporium. <text:s/>Connie gets her ketchup from Klyde and Sons Ketchup Makers. <text:s/>Connie gets her mustard from Molly's Mustard </text:span><text:span text:style-name="T195">Mart</text:span><text:span text:style-name="T181">. <text:s/>And Connie gets her mayonnaise from Turk's Mayo Supply. <text:s/></text:span><text:span text:style-name="T195">Molly gets her mustard seed from Florence's vegetables </text:span><text:span text:style-name="T196">and vinegar from Vinnies' Source Flavors</text:span><text:span text:style-name="T195">.</text:span><text:span text:style-name="T181"> <text:s/>Larry gets his cucumbers from Florence's, his vinegar from </text:span><text:span text:style-name="T182">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84">grocery, </text:span>and manufacturing. <text:s/>All the shops would have a few operations in common, such as taking an order and fulfilling an order.</text:p>
      <text:p text:style-name="P111">We also discussed modeling the whole village, from land <text:span text:style-name="T183">(public, private, with structures, and without structures)</text:span> to roads <text:span text:style-name="T183">(paved, dirt)</text:span> to residences <text:span text:style-name="T183">(single dwelling, multiple dwellings)</text:span> to shops. <text:s/><text:span text:style-name="T183">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85">seldom </text:span>change.</text:p>
      <text:p text:style-name="P114">Since modeling the entire village would lead to dozens of classes, I would like to limit the class structure to just shops. <text:s/><text:span text:style-name="T186">The entities are Restaurant, Butcher, Baker, </text:span><text:span text:style-name="T192">Vegetable </text:span><text:span text:style-name="T186">Grocer, </text:span><text:span text:style-name="T193">Condiment</text:span><text:span text:style-name="T192"> </text:span><text:soft-page-break/><text:span text:style-name="T192">Grocer,</text:span><text:span text:style-name="T186"> </text:span><text:span text:style-name="T193">Pickle Grocer, </text:span><text:span text:style-name="T187">Maker</text:span><text:span text:style-name="T186">. <text:s/>These would derive from Shop. <text:s/></text:span><text:span text:style-name="T188">The properties of Shop are address, owner. <text:s/></text:span><text:span text:style-name="T189">The behaviors of Shop are receive order, fulfill order. <text:s/></text:span><text:span text:style-name="T190">Bob would create a visitor to visit </text:span><text:span text:style-name="T194">five</text:span><text:span text:style-name="T190"> stores to place orders. <text:s/></text:span><text:span text:style-name="T191">Larry would create a similar visitor but only for order from three places.</text:span></text:p>
      <text:p text:style-name="P115">I think th<text:span text:style-name="T197">e</text:span> data <text:span text:style-name="T197">that describes the shops of the Village of Self-Sufficiency</text:span> should be put into an XML or JSON file so the other languages can read it in and build the object hierarchy. <text:s/><text:span text:style-name="T198">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202">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203">but I don't think that will work as that will lead to a nested series of visitor operations </text:span><text:span text:style-name="T204">and I cannot dynamically create a visitor for specific items that are missing. <text:s/></text:span><text:span text:style-name="T205">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86"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5">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76">This is what I had to do (in essence):</text:span></text:p>
      <text:p text:style-name="Code"><text:soft-page-break/>HANDLE hStdIn <text:span text:style-name="T200">= NULL</text:span>;</text:p>
      <text:p text:style-name="Code">DWORD inputMode;</text:p>
      <text:p text:style-name="Code"/>
      <text:p text:style-name="Code">void _init_console_mode()</text:p>
      <text:p text:style-name="Code">{</text:p>
      <text:p text:style-name="Code"><text:s text:c="4"/><text:span text:style-name="T200">if (hStdIn == NULL)</text:span></text:p>
      <text:p text:style-name="Code"><text:s text:c="4"/><text:span text:style-name="T200">{</text:span></text:p>
      <text:p text:style-name="Code"><text:s text:c="8"/>hStdIn = ::GetStdHandle(STD_INPUT_HANDLE);</text:p>
      <text:p text:style-name="P109"><text:s text:c="8"/>::GetConsoleMode(hStdIn, &amp;inputMode);</text:p>
      <text:p text:style-name="P109"><text:s text:c="4"/><text:span text:style-name="T200">}</text:span><text:line-break/>}</text:p>
      <text:p text:style-name="Code"/>
      <text:p text:style-name="Code">void _disableInputEcho()</text:p>
      <text:p text:style-name="Code">{<text:span text:style-name="T77"/></text:p>
      <text:p text:style-name="Code"><text:s text:c="4"/><text:span text:style-name="T200">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200">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9">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text:soft-page-break/>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7">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9">A</text:span>dded Visitor pattern example, <text:span text:style-name="T178">write-up, and image. <text:s/></text:span><text:span text:style-name="T179">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80">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text:soft-page-break/>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54">The high level calls the low level version.</text:span> <text:s/><text:span text:style-name="T152">This doesn't work in C++ </text:span><text:span text:style-name="T153">as one of the two methods is unresolved at link time:</text:span></text:p>
      <text:p text:style-name="Code"><text:span text:style-name="T84">2&gt;Faced_ComplicatedSubSystem.obj : </text:span><text:span text:style-name="T15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4">2&gt;Faced_ComplicatedSubSystem.obj : </text:span><text:span text:style-name="T15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4">2&gt;C:\work\vs2022\DesignPatternExamples\bin\Debug\cplusplus\DesignPatternExamples_cplusplus.exe : </text:span><text:span text:style-name="T155">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298">Make sure the parameters are different so overloading allows both to exist.</text:p>
        </text:list-item>
        <text:list-item>
          <text:p text:style-name="P298">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57">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oft-page-break/><text:span text:style-name="T158">Did a little tweak of the Flyweight example in C# so that the velocities are doubles instead of ints. <text:s/>This allows me to have 5 levels of velocity instead of 1 (</text:span><text:span text:style-name="T159">±</text:span><text:span text:style-name="T158">0.2, </text:span><text:span text:style-name="T160">±</text:span><text:span text:style-name="T158">0.4, </text:span><text:span text:style-name="T160">±</text:span><text:span text:style-name="T158">0.6, </text:span><text:span text:style-name="T160">±</text:span><text:span text:style-name="T158">0.8, </text:span><text:span text:style-name="T160">±</text:span><text:span text:style-name="T158">1.0). <text:s/>Also modified the "big resource" to use +-| characters as the borders. <text:s/>Makes it look a little more interesting.</text:span></text:p>
      <text:p text:style-name="P96"><text:span text:style-name="T158">Started working on the flyweight pattern in C++. <text:s/></text:span><text:span text:style-name="T161">I can use the ANSI terminal sequence for setting the cursor position (</text:span><text:span text:style-name="T167">"</text:span><text:span text:style-name="T161">\x1b[&lt;</text:span><text:span text:style-name="T166">y</text:span><text:span text:style-name="T161">&gt;;&lt;</text:span><text:span text:style-name="T166">x</text:span><text:span text:style-name="T161">&gt;</text:span><text:span text:style-name="T162">f</text:span><text:span text:style-name="T167">" or "\x1b[&lt;y&gt;;&lt;x&gt;H"</text:span><text:span text:style-name="T162">). <text:s/>However, I still need to get the current cursor position. <text:s/></text:span><text:span text:style-name="T163">Ah. <text:s/>&lt;ESC&gt;7 </text:span><text:span text:style-name="T167">(or "&lt;ESC&gt;[s")</text:span><text:span text:style-name="T163"> will save the current cursor position to memory and &lt;ESC&gt;8 </text:span><text:span text:style-name="T167">(or "&lt;ESC&gt;[u")</text:span><text:span text:style-name="T163"> will restore cursor position from memory. <text:s/></text:span><text:span text:style-name="T164">So first save cursor position with &lt;ESC&gt;7, then to restore the position, &lt;ESC&gt;8 then &lt;ESC&gt;7 (I'm assuming the memory is lost after a restore </text:span><text:span text:style-name="T165">but if it isn't, drop the &lt;ESC&gt;7)</text:span><text:span text:style-name="T164">.</text:span></text:p>
      <text:p text:style-name="P97"><text:span text:style-name="T168">To hide the cursor: "\x1b</text:span>[?25l<text:span text:style-name="T168">" </text:span><text:span text:style-name="T169">(lowercase el).</text:span></text:p>
      <text:p text:style-name="P97"><text:span text:style-name="T168">To show the cursor: "\x1b</text:span>[?25h <text:span text:style-name="T168">".</text:span></text:p>
      <text:p text:style-name="P98">Implemented cursor stuff (helpers/cursor.h/cursor.cpp).</text:p>
      <text:p text:style-name="P98">Implemented helpers::readkey() and helpers::checkforkey().</text:p>
      <text:p text:style-name="P98">In the home stretch and I ran into the following <text:span text:style-name="T170">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text:soft-page-break/>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text:soft-page-break/>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text:soft-page-break/>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text:soft-page-break/>&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71">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72">show the display then </text:span>get the absolute cursor position <text:span text:style-name="T172">and</text:span> subtract the display height <text:span text:style-name="T172">to get to the rendering point. <text:s/></text:span><text:span text:style-name="T173">So I'm back to the problem of getting the cursor position. <text:s/>Using the ANSI sequence to save and restore the cursor position so long as the screen doesn't scroll between the two calls. <text:s/></text:span><text:span text:style-name="T174">I just may have to break down and modify the cursor helpers to use Windows to get the cursor position, just like in the C# version.</text:span></text:p>
      <text:h text:style-name="P287"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47">means</text:span> the Windows Terminal sets this automatically as does the batch script handler. <text:s/><text:span text:style-name="T148">This is required for both the C++ and C# versions of the DesignP</text:span><text:span text:style-name="T149">a</text:span><text:span text:style-name="T148">tternExamples program </text:span><text:span text:style-name="T149">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50">Now the decorators print the raw text underlined and drawn in red text on a white background.</text:span></text:p>
      <text:p text:style-name="P91">And I just realized that a lot of my examples lack a certain sense of whimsy. <text:s/><text:span text:style-name="T151">The Flyweight example is good and the new Decorator example has some nice pizzazz but I need to bring that to all the examples. <text:s/>Just a thought for now.</text:span></text:p>
      <text:h text:style-name="P288" text:outline-level="1" text:is-list-header="true">Feb 24, 2023</text:h>
      <text:p text:style-name="P73">Translated Decorator pattern to C++. <text:s/>Created argumentnull_error exception in cplusplus/helpers. <text:s/>Modeled roughly after C#'s ArgumentNullException.</text:p>
      <text:p text:style-name="P73"><text:soft-page-break/>Created compiler experiment area in c:\work\vs2022\compilertests. <text:s/>Using work.cpp as the place to do experiments. <text:s/>Added build.cmd to build work.cpp into an executable using /std:c++20 /Zc:__cplusplus parameters.</text:p>
      <text:p text:style-name="P73"><text:span text:style-name="T125">At first, </text:span>I defined the decorator classes only in Decorator_Classes.h, with inline implementation, but I ran int<text:span text:style-name="T125">o </text:span><text:span text:style-name="T128">three </text:span><text:span text:style-name="T127">build warnings:</text:span></text:p>
      <text:p text:style-name="Code"><text:span text:style-name="T84">2&gt;C:\Program Files\Microsoft Visual Studio\2022\Community\VC\Tools\MSVC\14.35.32215\include\charconv(699,36): </text:span><text:span text:style-name="T12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4">2&gt;C:\Program Files\Microsoft Visual Studio\2022\Community\VC\Tools\MSVC\14.35.32215\include\charconv(726,31): </text:span><text:span text:style-name="T12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4">2&gt;C:\Program Files\Microsoft Visual Studio\2022\Community\VC\Tools\MSVC\14.35.32215\include\atomic(325,35): </text:span><text:span text:style-name="T12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4">2&gt;C:\Program Files\Microsoft Visual Studio\2022\Community\VC\Tools\MSVC\14.35.32215\include\atomic(325,35): </text:span><text:span text:style-name="T12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9">y declared as static inside a function declared as inline. <text:s/>I'm guessing that the two header files, charconv and atomic, are expected to be used only in .cpp files, </text:span><text:soft-page-break/><text:span text:style-name="T129">not .h files. <text:s/></text:span><text:span text:style-name="T130">However, I'm not explicitly loading either of those two files. <text:s/></text:span><text:span text:style-name="T13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32">And if I remove &lt;memory&gt; from Decorator_Classes.h (replacing </text:span><text:span text:style-name="T27">typedef std::shared_ptr&lt;IRenderElement&gt; IRenderElementPtr</text:span><text:span text:style-name="T132"> with </text:span><text:span text:style-name="T27">typedef IRenderElement* IRenderElementPtr</text:span><text:span text:style-name="T13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33">atomic&gt;</text:span> warning persisted.</text:p>
      <text:p text:style-name="Text_20_body">In online searches for a description of this problem, I came across <text:span text:style-name="T134">th</text:span><text:span text:style-name="T136">is (unrelated)</text:span><text:span text:style-name="T134"> </text:span><text:a xlink:type="simple" xlink:href="https://stackoverflow.com/questions/2717436/whats-your-convention-for-typedefing-shared-ptr#2717666" text:style-name="Internet_20_link" text:visited-style-name="Visited_20_Internet_20_Link">stackoverflow answer</text:a> <text:span text:style-name="T134">that describes a good way to define a typedef for a shared_ptr on a particular type. <text:s/>Basically, put the typedef in the type. <text:s/></text:span><text:span text:style-name="T13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37">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8">all warnings enabled and treated as errors. <text:s/></text:span><text:span text:style-name="T139">Trying to build work.cpp exactly as in Visual Studio but facing problem of missing functions due to not linking in the C++ runtime library (I suspect). <text:s/>The command lines for </text:span><text:span text:style-name="T140">the </text:span><text:span text:style-name="T139">linker in the DesignPatternExamples_cpp project do not show the inclusion of the C++ runtime library other than with /MD </text:span><text:span text:style-name="T140">(in the compiler settings).</text:span></text:p>
      <text:p text:style-name="P79">Resolved. <text:s/><text:span text:style-name="T141">The command switches I was applying to the compiler test apparently included some 64-bit stuff and t</text:span>he problem is I needed to make sure I was building for <text:span text:style-name="T14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text:soft-page-break/>But either way, I don't get that &lt;atomic&gt; warning, <text:span text:style-name="T142">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43">You could add a method to the IRenderElement interface, something like WrapThis(IRenderElement) </text:span><text:span text:style-name="T145">(or perhaps DecorateThis())</text:span><text:span text:style-name="T143">. <text:s/></text:span><text:span text:style-name="T14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46">and C#</text:span> Decorator example to use a Decorator base class for all decorators.</text:p>
      <text:h text:style-name="P289" text:outline-level="1" text:is-list-header="true"><text:soft-page-break/>Feb 23, 2023</text:h>
      <text:p text:style-name="P62">I need to flesh out the description of each pattern to describe and, if possible, to show the specific example.</text:p>
      <text:p text:style-name="P62">After some research, <text:span text:style-name="T116">found that </text:span>I can use the doxygen @snippet command to pull in fragments of code surrounded by <text:span text:style-name="T25">//! [Identifier string]</text:span> <text:span text:style-name="T111">(note that the //! could also be ///). <text:s/>I need</text:span><text:span text:style-name="T116">ed</text:span><text:span text:style-name="T111"> to modify the EXAMPLE_PATH variable in Doxyfile to point to the source directory (I used "../" so that I can refer to the snippet file as cplusplus/program.cpp or csharp/program.cs).</text:span></text:p>
      <text:p text:style-name="P67">Example snippet <text:span text:style-name="T117">(used in adapter.md):</text:span></text:p>
      <text:p text:style-name="Code">@snippet cplusplus/program.cpp Using Adapter in C++</text:p>
      <text:p text:style-name="P67">In program.cpp, I added the following to before and after <text:span text:style-name="T117">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12">This appears to be caused by th</text:span><text:span text:style-name="T113">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14">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15">I'm going to leave this alone for now.</text:span></text:p>
      <text:p text:style-name="P66">I wanted to put in a link to the source file declaring the DataReaderWriter class but I can't find a way to do that in doxygen. <text:s/><text:span text:style-name="T116">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8">I think I need a dynamic_cast&lt;&gt;. <text:s/></text:span><text:span text:style-name="T119">Trying the following:</text:span></text:p>
      <text:p text:style-name="Code"><text:soft-page-break/>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20">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21">F</text:span>ileDirEntryList;</text:p>
      <text:p text:style-name="P71">And I eventually got it all to work! <text:s/><text:span text:style-name="T122">Committed my changes.</text:span></text:p>
      <text:p text:style-name="P72">Next is to work on the composite.md write up. <text:s/><text:span text:style-name="T12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24">at least </text:span><text:span text:style-name="T123">simplify things </text:span><text:span text:style-name="T124">a little by removing an unnecessary distraction.</text:span></text:p>
      <text:p text:style-name="P169">Removed the IFileDirEntry interface from both C++ and C#.</text:p>
      <text:p text:style-name="P170">Translated the Observer pattern from C# to C++. <text:s/><text:span text:style-name="T264">Added diagram image and updated the write-up. <text:s/>Also tweaked some cross references in ObserverSubject_NumberProducer class to the HandlerChain_Class methods about multi-threading locks.</text:span></text:p>
      <text:h text:style-name="P290"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text:soft-page-break/>#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300">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301"><text:soft-page-break/>The disadvantage of markdown is the page name must be explicitly used and the link text must be explicitly given.</text:p>
            </text:list-item>
            <text:list-item>
              <text:p text:style-name="P302">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00">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99">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03">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04">Doxygen does not interpret this <text:span text:style-name="T61">the same way</text:span>. <text:s/>Doxygen ignores the alt text and converts the title into a caption under the image.</text:p>
            </text:list-item>
            <text:list-item>
              <text:p text:style-name="P305">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06">The "image" class centers the image.</text:p>
            </text:list-item>
          </text:list>
        </text:list-item>
        <text:list-item>
          <text:p text:style-name="P307">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08">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ext:soft-page-break/>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92">me </text:span>to embed <text:span text:style-name="T93">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90">markdown for the</text:span> See Also links and Doxygen @ref for the links. <text:s/><text:span text:style-name="T90">For example:</text:span></text:p>
      <text:p text:style-name="Code">### See Also</text:p>
      <text:p text:style-name="Code">- @ref mainpage "Main Page"</text:p>
      <text:p text:style-name="P56">This works because the Markdown processor being used supports HTML in Markdown. <text:s/><text:span text:style-name="T91">I just think it's a little less confusing seeing mostly HTML in a Markdown file. <text:s/></text:span><text:span text:style-name="T96">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4">Doxygen doesn't really care about the contents, only that they can be formatted </text:span><text:span text:style-name="T95">in certain ways. <text:s/></text:span><text:span text:style-name="T97">The disadvantage is I have embedded HTML that might screw up if doxygen's styles are ever changed, or the page layout is changed. <text:s/>I think it will be okay since it is self-contained and it uses my own styles. <text:s/></text:span><text:span text:style-name="T98">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oft-page-break/><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9">&lt;/</text:span><text:span text:style-name="T73">p</text:span><text:span text:style-name="T99">&gt;</text:span></text:p>
      <text:p text:style-name="P127"><text:span text:style-name="T99">&lt;/</text:span><text:span text:style-name="T73">div</text:span><text:span text:style-name="T99">&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108">which prevents a blank line from appearing between the paragraphs.</text:span></text:p>
      <text:p text:style-name="P38"/>
      <text:p text:style-name="P58">Nope, I'm going back to markdown only and live with the image at the top of the expl<text:span text:style-name="T109">a</text:span>nation.</text:p>
      <text:p text:style-name="P58"/>
      <text:p text:style-name="P59">Note: At the moment, the html folder containing the output of doxygen is 8.32 megabytes in size.</text:p>
      <text:p text:style-name="P60">Added bridge.md as the <text:span text:style-name="T110">discussion</text:span> of the bridge pattern.</text:p>
      <text:h text:style-name="P291"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316" svg:width="2.3004in" svg:height="2.2189in" svg:x="0in" svg:y="0in"><text:p text:style-name="P315"><text:span text:style-name="T339">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17" xml:id="id2" draw:id="id2" svg:width="1.1098in" svg:height="1.2713in" svg:x="3.7in" svg:y="0.4264in"><text:p text:style-name="P315"><text:span text:style-name="T339">External</text:span></text:p><text:p text:style-name="P315"><text:span text:style-name="T339">component</text:span></text:p><draw:enhanced-geometry svg:viewBox="0 0 21600 21600" draw:type="rectangle" draw:enhanced-path="M 0 0 L 21600 0 21600 21600 0 21600 0 0 Z N"/></draw:custom-shape><draw:custom-shape draw:name="Shape 11" draw:style-name="gr4" draw:text-style-name="P319" svg:width="0.5543in" svg:height="0.3307in" svg:x="0.3457in" svg:y="0.1634in"><text:p text:style-name="P318"><text:span text:style-name="T34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19" svg:width="0.5539in" svg:height="0.3307in" svg:x="1.4in" svg:y="0.1437in"><text:p text:style-name="P318"><text:span text:style-name="T34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21" xml:id="id1" draw:id="id1" svg:width="0.635in" svg:height="0.4335in" svg:x="1.4252in" svg:y="0.8437in"><text:p text:style-name="P320"><text:span text:style-name="T341">Adapter</text:span></text:p><text:p text:style-name="P320"><text:span text:style-name="T3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19" svg:width="0.5543in" svg:height="0.3307in" svg:x="1.3709in" svg:y="1.4882in"><text:p text:style-name="P318"><text:span text:style-name="T34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19" svg:width="0.5543in" svg:height="0.3307in" svg:x="0.6209in" svg:y="1.7437in"><text:p text:style-name="P318"><text:span text:style-name="T34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19" svg:width="0.5539in" svg:height="0.3307in" svg:x="0.7in" svg:y="1.3382in"><text:p text:style-name="P318"><text:span text:style-name="T34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19" svg:width="0.5543in" svg:height="0.3303in" svg:x="0.7957in" svg:y="0.5189in"><text:p text:style-name="P318"><text:span text:style-name="T34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22"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text:soft-page-break/>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92"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309">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10">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11">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11">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293"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94"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9T23:12:35.720000000</dc:date>
    <dc:creator>Stephen P Lepisto</dc:creator>
    <meta:editing-duration>P4DT20H51M33S</meta:editing-duration>
    <meta:editing-cycles>383</meta:editing-cycles>
    <meta:generator>LibreOffice/7.5.0.3$Windows_X86_64 LibreOffice_project/c21113d003cd3efa8c53188764377a8272d9d6de</meta:generator>
    <meta:document-statistic meta:table-count="1" meta:image-count="0" meta:object-count="0" meta:page-count="45" meta:paragraph-count="925" meta:word-count="15223" meta:character-count="112306" meta:non-whitespace-character-count="95403"/>
  </office:meta>
</office:document-meta>
</file>